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88500000CD22CD3167C.svm"/>
  <manifest:file-entry manifest:media-type="" manifest:full-path="Pictures/20000007000036C800001C38EEEB65D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normal" style:font-weight-asian="normal" style:font-weight-complex="normal"/>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9"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line-height="125%" fo:background-color="#1c1c1c">
        <style:background-image/>
      </style:paragraph-properties>
      <style:text-properties style:font-name="Courier New" fo:font-size="11pt" style:font-size-asian="11pt" style:font-size-complex="11pt"/>
    </style:style>
    <style:style style:name="P14" style:family="paragraph" style:parent-style-name="Standard">
      <style:paragraph-properties fo:text-align="justify" style:justify-single-word="false" fo:background-color="#1c1c1c">
        <style:background-image/>
      </style:paragraph-properties>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15" style:family="paragraph" style:parent-style-name="Preformatted_20_Text">
      <style:paragraph-properties fo:text-align="justify" style:justify-single-word="false" fo:background-color="#1c1c1c">
        <style:background-image/>
      </style:paragraph-properties>
      <style:text-properties style:text-underline-style="none" fo:font-weight="normal" style:font-weight-asian="normal" style:font-weight-complex="normal"/>
    </style:style>
    <style:style style:name="P16" style:family="paragraph" style:parent-style-name="Preformatted_20_Text">
      <style:paragraph-properties fo:line-height="125%" fo:text-align="justify" style:justify-single-word="false" fo:background-color="#1c1c1c">
        <style:background-image/>
      </style:paragraph-properties>
      <style:text-properties style:text-underline-style="none" fo:font-weight="normal" style:font-weight-asian="normal" style:font-weight-complex="normal"/>
    </style:style>
    <style:style style:name="P17" style:family="paragraph" style:parent-style-name="Preformatted_20_Text">
      <style:paragraph-properties fo:line-height="125%" fo:background-color="#1c1c1c">
        <style:background-image/>
      </style:paragraph-properties>
    </style:style>
    <style:style style:name="P18" style:family="paragraph" style:parent-style-name="Preformatted_20_Text">
      <style:paragraph-properties fo:line-height="125%" fo:background-color="#1c1c1c">
        <style:background-image/>
      </style:paragraph-properties>
      <style:text-properties fo:color="#ffffff"/>
    </style:style>
    <style:style style:name="P19" style:family="paragraph" style:parent-style-name="Preformatted_20_Text">
      <style:paragraph-properties fo:text-align="justify" style:justify-single-word="false" fo:background-color="#1c1c1c">
        <style:background-image/>
      </style:paragraph-properties>
      <style:text-properties fo:color="#ffffff" fo:font-weight="normal" style:font-weight-asian="normal" style:font-weight-complex="normal"/>
    </style:style>
    <style:style style:name="P20" style:family="paragraph" style:parent-style-name="Preformatted_20_Text">
      <style:paragraph-properties fo:text-align="justify" style:justify-single-word="false" fo:background-color="#1c1c1c">
        <style:background-image/>
      </style:paragraph-properties>
    </style:style>
    <style:style style:name="P21" style:family="paragraph" style:parent-style-name="Preformatted_20_Text">
      <style:paragraph-properties fo:line-height="125%" fo:background-color="#1c1c1c">
        <style:background-image/>
      </style:paragraph-properties>
      <style:text-properties fo:color="#fb660a" fo:font-weight="bold"/>
    </style:style>
    <style:style style:name="P22" style:family="paragraph" style:parent-style-name="Preformatted_20_Text">
      <style:paragraph-properties fo:text-align="justify" style:justify-single-word="false" fo:background-color="#1c1c1c">
        <style:background-image/>
      </style:paragraph-properties>
      <style:text-properties fo:font-weight="normal" style:font-weight-asian="normal" style:font-weight-complex="normal"/>
    </style:style>
    <style:style style:name="P23" style:family="paragraph" style:parent-style-name="Preformatted_20_Text">
      <style:paragraph-properties fo:margin-top="0cm" fo:margin-bottom="0.499cm" fo:line-height="125%" fo:background-color="#1c1c1c">
        <style:background-image/>
      </style:paragraph-properties>
      <style:text-properties fo:color="#ffffff"/>
    </style:style>
    <style:style style:name="P24" style:family="paragraph" style:parent-style-name="Preformatted_20_Text">
      <style:paragraph-properties fo:margin-top="0cm" fo:margin-bottom="0.499cm" fo:line-height="125%" fo:text-align="justify" style:justify-single-word="false" fo:background-color="#1c1c1c">
        <style:background-image/>
      </style:paragraph-properties>
      <style:text-properties fo:color="#ffffff" style:text-underline-style="none" fo:font-weight="normal" style:font-weight-asian="normal" style:font-weight-complex="normal"/>
    </style:style>
    <style:style style:name="P25" style:family="paragraph" style:parent-style-name="Preformatted_20_Text">
      <style:paragraph-properties fo:margin-top="0cm" fo:margin-bottom="0.499cm" fo:line-height="125%" fo:text-align="justify" style:justify-single-word="false" fo:background-color="#1c1c1c">
        <style:background-image/>
      </style:paragraph-properties>
      <style:text-properties fo:color="#ffffff" fo:font-style="normal" style:text-underline-style="none" fo:font-weight="normal" style:font-style-asian="normal" style:font-weight-asian="normal" style:font-style-complex="normal" style:font-weight-complex="normal"/>
    </style:style>
    <style:style style:name="P26" style:family="paragraph" style:parent-style-name="Preformatted_20_Text">
      <style:paragraph-properties fo:margin-top="0cm" fo:margin-bottom="0.499cm" fo:line-height="125%" fo:background-color="#1c1c1c">
        <style:background-image/>
      </style:paragraph-properties>
    </style:style>
    <style:style style:name="P27" style:family="paragraph" style:parent-style-name="Preformatted_20_Text">
      <style:paragraph-properties fo:margin-top="0cm" fo:margin-bottom="0.499cm" fo:line-height="125%" fo:text-align="justify" style:justify-single-word="false" fo:background-color="#1c1c1c">
        <style:background-image/>
      </style:paragraph-properties>
      <style:text-properties style:text-underline-style="none" fo:font-weight="normal" style:font-weight-asian="normal" style:font-weight-complex="normal"/>
    </style:style>
    <style:style style:name="P28" style:family="paragraph" style:parent-style-name="Standard" style:list-style-name="L1">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29" style:family="paragraph" style:parent-style-name="Standard" style:list-style-name="L2">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0"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style:font-name="Courier New"/>
    </style:style>
    <style:style style:name="T11" style:family="text">
      <style:text-properties style:font-name="Courier New" fo:font-size="11pt" style:font-size-asian="11pt" style:font-size-complex="11pt"/>
    </style:style>
    <style:style style:name="T12" style:family="text">
      <style:text-properties style:font-name="Courier New" fo:font-size="11pt" fo:font-style="normal" style:font-size-asian="11pt" style:font-style-asian="normal" style:font-size-complex="11pt" style:font-style-complex="normal"/>
    </style:style>
    <style:style style:name="T13" style:family="text">
      <style:text-properties style:font-name="Courier New" fo:font-size="11pt" fo:font-style="normal" style:text-underline-style="none" style:font-size-asian="11pt" style:font-style-asian="normal" style:font-size-complex="11pt" style:font-style-complex="normal"/>
    </style:style>
    <style:style style:name="T14" style:family="text">
      <style:text-properties style:font-name="Courier New" fo:font-style="normal" style:font-style-asian="normal" style:font-style-complex="normal"/>
    </style:style>
    <style:style style:name="T15" style:family="text">
      <style:text-properties fo:font-weight="bold" style:font-weight-asian="bold" style:font-weight-complex="bold"/>
    </style:style>
    <style:style style:name="T16" style:family="text">
      <style:text-properties fo:color="#ffffff"/>
    </style:style>
    <style:style style:name="T17" style:family="text">
      <style:text-properties fo:color="#ffffff" fo:font-style="normal" style:font-style-asian="normal" style:font-style-complex="normal"/>
    </style:style>
    <style:style style:name="T18" style:family="text">
      <style:text-properties fo:color="#ffffff" fo:font-style="normal" style:text-underline-style="none" fo:font-weight="normal" style:font-style-asian="normal" style:font-weight-asian="normal" style:font-style-complex="normal" style:font-weight-complex="normal"/>
    </style:style>
    <style:style style:name="T19" style:family="text">
      <style:text-properties fo:color="#0086d2"/>
    </style:style>
    <style:style style:name="T20" style:family="text">
      <style:text-properties fo:color="#0086d2" fo:font-style="normal" style:font-style-asian="normal" style:font-style-complex="normal"/>
    </style:style>
    <style:style style:name="T21" style:family="text">
      <style:text-properties fo:color="#0086d2" fo:font-style="normal" style:text-underline-style="none" fo:font-weight="normal" style:font-style-asian="normal" style:font-weight-asian="normal" style:font-style-complex="normal" style:font-weight-complex="normal"/>
    </style:style>
    <style:style style:name="T22" style:family="text">
      <style:text-properties fo:color="#fb660a" fo:font-weight="bold"/>
    </style:style>
    <style:style style:name="T23" style:family="text">
      <style:text-properties fo:color="#fb660a" fo:font-style="normal" fo:font-weight="bold" style:font-style-asian="normal" style:font-style-complex="normal"/>
    </style:style>
    <style:style style:name="T24" style:family="text">
      <style:text-properties fo:color="#fb660a" fo:font-style="normal" style:text-underline-style="none" fo:font-weight="bold" style:font-style-asian="normal" style:font-weight-asian="normal" style:font-style-complex="normal" style:font-weight-complex="normal"/>
    </style:style>
    <style:style style:name="T25" style:family="text">
      <style:text-properties fo:color="#0086f7"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estJS</text:p>
      <text:p text:style-name="P1">Tutoriel</text:p>
      <text:p text:style-name="P1"/>
      <text:p text:style-name="P2"><text:a xlink:type="simple" xlink:href="https://www.youtube.com/watch?v=F_oOtaxb0L8" text:style-name="Internet_20_link" text:visited-style-name="Visited_20_Internet_20_Link">https://www.youtube.com/watch?v=F_oOtaxb0L8</text:a></text:p>
      <text:p text:style-name="P2">NestJS est un framework NodeJS, construit sur ExpressJS (même s'il peut reposer sur d'autres frameworks qu'Express). L'avantage d'utiliser NestJS plutôt que le simple combo NodeJS – Express est que NestJS permet :</text:p>
      <text:p text:style-name="P2">&gt; D'utiliser le Typescript.</text:p>
      <text:p text:style-name="P2">&gt; D'utiliser les dependency injections.</text:p>
      <text:p text:style-name="P2">&gt; D'utiliser la modularité (un peu comme Angular).</text:p>
      <text:p text:style-name="P2"/>
      <text:p text:style-name="P2">NestJS est un framework de backend, qui tourne en server-side, on ne va pas construire d'UI avec par exemple. Ce n'est pas une alternative à Angular du coup, mais on peut les combiner.</text:p>
      <text:p text:style-name="P2"/>
      <text:p text:style-name="P2">Ce qui est également intéressant dans le framework NestJS est qu'il force à avoir une certaine structure de code, pousse à organiser proprement les fonctionnalités de l'application, en séparant logiquement ses composants.</text:p>
      <text:p text:style-name="P2"/>
      <text:p text:style-name="P2"/>
      <text:list xml:id="list2609798886126638279" text:style-name="L1">
        <text:list-item>
          <text:p text:style-name="P28">Installation et premiers pas</text:p>
        </text:list-item>
      </text:list>
      <text:p text:style-name="P8"/>
      <text:p text:style-name="P4">D'abord, installons NestJS globalement :</text:p>
      <text:p text:style-name="P4"/>
      <text:p text:style-name="P5">npm install -g @nestjs/cli</text:p>
      <text:p text:style-name="P4"/>
      <text:p text:style-name="P4">Ensuite, démarrons un projet dans le dossier actuel :</text:p>
      <text:p text:style-name="P4"/>
      <text:p text:style-name="P5">nest new my_project</text:p>
      <text:p text:style-name="P4"/>
      <text:p text:style-name="P4">Cette commande créé pas mal de fichiers et installe toutes les dépendences NPM que NestJS utilise. Passons rapidement en revue les (nombreux !) fichiers créés par NestJS par défaut.</text:p>
      <text:p text:style-name="P4"/>
      <text:p text:style-name="P4">&gt; Le dossier <text:span text:style-name="T1">node_modules</text:span> est, comme d'habitude, le dossier qui contient toutes les dependencies pour notre projet ; ces modules sont, également de manière standard, gérés dans le fichier <text:span text:style-name="T1">package.json</text:span> (on voit d'ailleurs certains scripts à notre disposition dans ce fichier, comme <text:span text:style-name="T11">start:dev</text:span> qui permet de lancer le projet en <text:span text:style-name="T2">watch mode</text:span><text:span text:style-name="T4">, ce qui équivaut à l'utilisation de nodemon).</text:span></text:p>
      <text:p text:style-name="P4"/>
      <text:p text:style-name="P4">&gt; Le dossier <text:span text:style-name="T1">src</text:span> contient les fichiers source avec lesquels nous allons travailler. On en voit plusieurs, tous terminant en .ts (pour TypeScript).</text:p>
      <text:p text:style-name="P4"/>
      <text:p text:style-name="P4">&gt; Le dossier <text:span text:style-name="T1">test</text:span> est là pour éventuellement recevoir des tests personnalisés de notre application (on ne va pas le faire ici).</text:p>
      <text:p text:style-name="P4"/>
      <text:p text:style-name="P4">&gt; Le fichier <text:span text:style-name="T1">prettierrc</text:span> est présent pour du code formatting.</text:p>
      <text:p text:style-name="P4"/>
      <text:p text:style-name="P4">&gt; Le fichier <text:span text:style-name="T1">nest-cli.json</text:span> contient la configuration pour NestCLI (langage : typescript, javascript... ; dossier root pour les fichiers source...).</text:p>
      <text:p text:style-name="P4"/>
      <text:p text:style-name="P4">&gt; Les fichiers <text:span text:style-name="T1">tsconfig.json</text:span> et <text:span text:style-name="T1">tsconfig.build.json</text:span> sont des fichiers de configuration de TypeScript, on a normalement pas à y toucher.</text:p>
      <text:p text:style-name="P4"/>
      <text:p text:style-name="P4"><text:soft-page-break/></text:p>
      <text:p text:style-name="P4">Revenons au dossier <text:span text:style-name="T1">src</text:span>, dans lequel nous allons travailler. On va d'abord commencer par supprimer le fichier <text:span text:style-name="T2">app.controller.spec.ts</text:span><text:span text:style-name="T4">, qui est un fichier utilisé pour les unit tests, qu'on ne fera pas dans ce projet d'introduction.</text:span></text:p>
      <text:p text:style-name="P9"/>
      <text:p text:style-name="P4"><text:span text:style-name="T4">Le fichier </text:span><text:span text:style-name="T2">main.ts</text:span><text:span text:style-name="T4"> est notre </text:span><text:span text:style-name="T5">entrypoint </text:span><text:span text:style-name="T4">: il s'agit du code qui va tourner en premier lorsqu'on lancera l'application. La forme de main.ts est finalement assez familière :</text:span></text:p>
      <text:p text:style-name="P9"/>
      <text:p text:style-name="P15"><text:span text:style-name="T23">import</text:span><text:span text:style-name="T4"> </text:span><text:span text:style-name="T17">{</text:span><text:span text:style-name="T4"> </text:span><text:span text:style-name="T17">NestFactory</text:span><text:span text:style-name="T4"> </text:span><text:span text:style-name="T17">}</text:span><text:span text:style-name="T4"> </text:span><text:span text:style-name="T17">from</text:span><text:span text:style-name="T4"> </text:span><text:span text:style-name="T20">'@nestjs/core'</text:span><text:span text:style-name="T17">;</text:span></text:p>
      <text:p text:style-name="P17"><text:span text:style-name="T22">import</text:span> <text:span text:style-name="T16">{</text:span> <text:span text:style-name="T16">AppModule</text:span> <text:span text:style-name="T16">}</text:span> <text:span text:style-name="T16">from</text:span> <text:span text:style-name="T19">'./app.module'</text:span><text:span text:style-name="T16">;</text:span></text:p>
      <text:p text:style-name="P17"/>
      <text:p text:style-name="P17"><text:span text:style-name="T16">async</text:span> <text:span text:style-name="T22">function</text:span> <text:span text:style-name="T16">bootstrap()</text:span> <text:span text:style-name="T16">{</text:span></text:p>
      <text:p text:style-name="P17"><text:s text:c="2"/><text:span text:style-name="T22">const</text:span> <text:span text:style-name="T16">app</text:span> <text:span text:style-name="T16">=</text:span> <text:span text:style-name="T16">await</text:span> <text:span text:style-name="T16">NestFactory.create(AppModule);</text:span></text:p>
      <text:p text:style-name="P17"><text:s text:c="2"/><text:span text:style-name="T16">await</text:span> <text:span text:style-name="T16">app.listen(</text:span><text:span text:style-name="T25">3000</text:span><text:span text:style-name="T16">);</text:span></text:p>
      <text:p text:style-name="P18">}</text:p>
      <text:p text:style-name="P23">bootstrap();</text:p>
      <text:p text:style-name="P4"><text:span text:style-name="T4">Un peu de la même façon qu'avec Express (et ça fait sens car NestJS utilise Express), on commence par créer une application NestJS, cette fois avec la fonction </text:span><text:span text:style-name="T5">create</text:span><text:span text:style-name="T4">. On utilise ensuite la fonction </text:span><text:span text:style-name="T5">listen</text:span><text:span text:style-name="T4"> pour faire écouter notre serveur sur le port 3000.</text:span></text:p>
      <text:p text:style-name="P9"/>
      <text:p text:style-name="P4"><text:span text:style-name="T4">La fonction </text:span><text:span text:style-name="T5">create </text:span><text:span text:style-name="T4">prend en argument ce qui a été exporté du fichier </text:span><text:span text:style-name="T2">app.module</text:span><text:span text:style-name="T4">. Ce qui est exporté est en réalité une classe, contenant tous nos controllers et nos services :</text:span></text:p>
      <text:p text:style-name="P9"/>
      <text:p text:style-name="P20"><text:span text:style-name="T24">import</text:span><text:span text:style-name="T7"> </text:span><text:span text:style-name="T18">{</text:span><text:span text:style-name="T7"> </text:span><text:span text:style-name="T18">Module</text:span><text:span text:style-name="T7"> </text:span><text:span text:style-name="T18">}</text:span><text:span text:style-name="T7"> </text:span><text:span text:style-name="T18">from</text:span><text:span text:style-name="T7"> </text:span><text:span text:style-name="T21">'@nestjs/common'</text:span><text:span text:style-name="T18">;</text:span></text:p>
      <text:p text:style-name="P17"><text:span text:style-name="T22">import</text:span> <text:span text:style-name="T16">{</text:span> <text:span text:style-name="T16">AppController</text:span> <text:span text:style-name="T16">}</text:span> <text:span text:style-name="T16">from</text:span> <text:span text:style-name="T19">'./app.controller'</text:span><text:span text:style-name="T16">;</text:span></text:p>
      <text:p text:style-name="P17"><text:span text:style-name="T22">import</text:span> <text:span text:style-name="T16">{</text:span> <text:span text:style-name="T16">AppService</text:span> <text:span text:style-name="T16">}</text:span> <text:span text:style-name="T16">from</text:span> <text:span text:style-name="T19">'./app.service'</text:span><text:span text:style-name="T16">;</text:span></text:p>
      <text:p text:style-name="P17"/>
      <text:p text:style-name="P18">@Module({</text:p>
      <text:p text:style-name="P17"><text:s text:c="2"/><text:span text:style-name="T16">imports:</text:span> <text:span text:style-name="T16">[],</text:span></text:p>
      <text:p text:style-name="P17"><text:s text:c="2"/><text:span text:style-name="T16">controllers:</text:span> <text:span text:style-name="T16">[AppController],</text:span></text:p>
      <text:p text:style-name="P17"><text:s text:c="2"/><text:span text:style-name="T16">providers:</text:span> <text:span text:style-name="T16">[AppService],</text:span></text:p>
      <text:p text:style-name="P18">})</text:p>
      <text:p text:style-name="P26"><text:span text:style-name="T22">export</text:span> <text:span text:style-name="T22">class</text:span> <text:span text:style-name="T16">AppModule</text:span> <text:span text:style-name="T16">{}</text:span></text:p>
      <text:p text:style-name="P4">Ce fichier représente bien le fonctionnement modulaire de NestJS. NestJS ne va pas compiler l'intégralité des fichiers source, pour voir ce qu'ils font, ce qui est utilisé par mon application... Toutes les fonctionnalités nécessaires à l'application sont rassemblées dans une classe AppModule, avec un <text:a xlink:type="simple" xlink:href="https://medium.com/google-developers/exploring-es7-decorators-76ecb65fb841" text:style-name="Internet_20_link" text:visited-style-name="Visited_20_Internet_20_Link"><text:span text:style-name="T2">decorator</text:span></text:a><text:span text:style-name="T4"> qui lui ajoute certaines propriétés (le decorator @Module s'attache à une classe, et lui ajoute comme on le voit un objet JS. La classe est vide, mais ce qui importe, c'est cet objet que le decorator lui ajoute).</text:span></text:p>
      <text:p text:style-name="P9"/>
      <text:p text:style-name="P9">Ces modules sont composés :</text:p>
      <text:p text:style-name="P9"/>
      <text:p text:style-name="P4"><text:span text:style-name="T4">&gt; De </text:span><text:span text:style-name="T6">controllers</text:span><text:span text:style-name="T4"> : les controllers représentent véritablement le corps de l'application, les fonctions qui font le boulot. Elles traitent les requêtes, effectuent les opérations nécessaires à l'appli, renvoient les réponses.</text:span></text:p>
      <text:p text:style-name="P9"/>
      <text:p text:style-name="P4"><text:span text:style-name="T4">&gt; De </text:span><text:span text:style-name="T6">providers</text:span><text:span text:style-name="T4"> : les providers sont des fonctions / classes supplémentaires qu'on va pouvoir injecter dans nos controllers (ou d'autres providers) pour ajouter des fonctionnalités.</text:span></text:p>
      <text:p text:style-name="P4"><text:span text:style-name="T4">Par exemple, on peut avoir un provider chargé de faire la lien avec la base de données, et en récupérer les données. On peut alors injecter ce provider dans un controller qui l'utilisera, afin que </text:span><text:soft-page-break/><text:span text:style-name="T4">le code dans les controllers soit plus propre, et qu'on ait pas notre code d'accès à la base de données dans le controller.</text:span></text:p>
      <text:p text:style-name="P9"/>
      <text:p text:style-name="P4"><text:span text:style-name="T4">&gt; D'</text:span><text:span text:style-name="T6">imports</text:span><text:span text:style-name="T4"> : il s'agit des modules dont le module actuel dépend (qui ont également eux-mêmes des controllers, des providers etc...).</text:span></text:p>
      <text:p text:style-name="P9"/>
      <text:p text:style-name="P9">Les modules doivent représenter différentes fonctionnalités de l'application : un module pour le panier des utilisateurs, un module pour l'authentification, un module pour l'affichage des produits...</text:p>
      <text:p text:style-name="P9"/>
      <text:p text:style-name="P9"/>
      <text:p text:style-name="P9"/>
      <text:p text:style-name="P4">Dans le fichier <text:span text:style-name="T2">app.controller</text:span><text:span text:style-name="T4">, on retrouve, sans surprise, les controllers (qui sont importés dans les modules). Par défaut, le fichier ressemble à ça :</text:span></text:p>
      <text:p text:style-name="P9"/>
      <text:p text:style-name="P15"><text:span text:style-name="T23">import</text:span><text:span text:style-name="T4"> </text:span><text:span text:style-name="T17">{</text:span><text:span text:style-name="T4"> </text:span><text:span text:style-name="T17">Controller,</text:span><text:span text:style-name="T4"> </text:span><text:span text:style-name="T17">Get }</text:span><text:span text:style-name="T4"> </text:span><text:span text:style-name="T17">from</text:span><text:span text:style-name="T4"> </text:span><text:span text:style-name="T20">'@nestjs/common'</text:span><text:span text:style-name="T17">;</text:span></text:p>
      <text:p text:style-name="P17"><text:span text:style-name="T22">import</text:span> <text:span text:style-name="T16">{</text:span> <text:span text:style-name="T16">AppService</text:span> <text:span text:style-name="T16">}</text:span> <text:span text:style-name="T16">from</text:span> <text:span text:style-name="T19">'./app.service'</text:span><text:span text:style-name="T16">;</text:span></text:p>
      <text:p text:style-name="P17"/>
      <text:p text:style-name="P18">@Controller()</text:p>
      <text:p text:style-name="P17"><text:span text:style-name="T22">export</text:span> <text:span text:style-name="T22">class</text:span> <text:span text:style-name="T16">AppController</text:span> <text:span text:style-name="T16">{</text:span></text:p>
      <text:p text:style-name="P17"><text:s text:c="2"/><text:span text:style-name="T16">constructor(</text:span><text:span text:style-name="T22">private</text:span> <text:span text:style-name="T16">readonly</text:span> <text:span text:style-name="T16">appService:</text:span> <text:span text:style-name="T16">AppService)</text:span> <text:span text:style-name="T16">{}</text:span></text:p>
      <text:p text:style-name="P17"/>
      <text:p text:style-name="P17"><text:s text:c="2"/><text:span text:style-name="T16">@Get()</text:span></text:p>
      <text:p text:style-name="P17"><text:s text:c="2"/><text:span text:style-name="T16">getHello():</text:span> <text:span text:style-name="T16">string</text:span> <text:span text:style-name="T16">{</text:span></text:p>
      <text:p text:style-name="P17"><text:s text:c="4"/><text:span text:style-name="T22">return</text:span> this.appService.getHello()<text:span text:style-name="T16">;</text:span></text:p>
      <text:p text:style-name="P17"><text:s text:c="2"/><text:span text:style-name="T16">}</text:span></text:p>
      <text:p text:style-name="P23">}</text:p>
      <text:p text:style-name="P4">Lorsqu'on a un controller avec le décorateur suivant, sans aucun argument :</text:p>
      <text:p text:style-name="P4"/>
      <text:p text:style-name="P5">@Controller()</text:p>
      <text:p text:style-name="P4"/>
      <text:p text:style-name="P4">Alors ce controller sera appliqué pour la route '<text:span text:style-name="T10">/</text:span>' de notre serveur (la racine). Ici, on a donc un controller gérant toutes les requêtes (racine et sub-routes).</text:p>
      <text:p text:style-name="P9"/>
      <text:p text:style-name="P9">On peut bien sûr définir un filtre, pour qu'un controller s'occupe des requêtes arrivant à un certain path :</text:p>
      <text:p text:style-name="P9"/>
      <text:p text:style-name="P6">@Controller('/products')</text:p>
      <text:p text:style-name="P9"/>
      <text:p text:style-name="P4"><text:span text:style-name="T4">Le controller défini en-dessous s'occupera ainsi uniquement des requêtes reçues au path </text:span><text:span text:style-name="T12">/products</text:span><text:span text:style-name="T4">.</text:span></text:p>
      <text:p text:style-name="P4"/>
      <text:p text:style-name="P4">Le decorator <text:span text:style-name="T11">@Get()</text:span> défini la méthode à exécuter lorsqu'une requête GET est reçue pour le controller actuel, ici <text:span text:style-name="T11">getHello()</text:span> qui retourne un string.</text:p>
      <text:p text:style-name="P4"/>
      <text:p text:style-name="P4">Attention, lorsqu'aucun filtre n'est précisé comme ici, cela veux dire que cette fonction ne sera exécutée que pour <text:span text:style-name="T15">le path précis du controller</text:span>, et pas les sub-paths. Typiquement ici, une requête GET à la racine <text:span text:style-name="T11">/</text:span> provoquera l'exécution de la fonction, mais une requête GET à <text:span text:style-name="T11">/users</text:span> ne la déclenchera pas, bien que le controller soit concerné.</text:p>
      <text:p text:style-name="P4"/>
      <text:p text:style-name="P4">Imaginons qu'on veuille que le controller s'occupe de la route /products, et gérer les requêtes GET à /products/users ; on aurait les controllers suivants :</text:p>
      <text:p text:style-name="P4"><text:soft-page-break/></text:p>
      <text:p text:style-name="P18">@Controller('/products')</text:p>
      <text:p text:style-name="P17"><text:span text:style-name="T22">export</text:span> <text:span text:style-name="T22">class</text:span> <text:span text:style-name="T16">AppController</text:span> <text:span text:style-name="T16">{</text:span></text:p>
      <text:p text:style-name="P17"><text:s text:c="2"/><text:span text:style-name="T16">constructor(</text:span><text:span text:style-name="T22">private</text:span> <text:span text:style-name="T16">readonly</text:span> <text:span text:style-name="T16">appService:</text:span> <text:span text:style-name="T16">AppService)</text:span> <text:span text:style-name="T16">{}</text:span></text:p>
      <text:p text:style-name="P17"/>
      <text:p text:style-name="P17"><text:s text:c="2"/><text:span text:style-name="T16">@Get('/users')</text:span></text:p>
      <text:p text:style-name="P17"><text:s text:c="2"/><text:span text:style-name="T16">getHello():</text:span> <text:span text:style-name="T16">string</text:span> <text:span text:style-name="T16">{</text:span></text:p>
      <text:p text:style-name="P17"><text:s text:c="4"/><text:span text:style-name="T22">return</text:span> this.appService.getHello()<text:span text:style-name="T16">;</text:span></text:p>
      <text:p text:style-name="P17"><text:s text:c="2"/><text:span text:style-name="T16">}</text:span></text:p>
      <text:p text:style-name="P24">}</text:p>
      <text:p text:style-name="P4">Bref, retenons qu'<text:span text:style-name="T15">on route les requêtes via des decorators</text:span> dans NestJS.</text:p>
      <text:p text:style-name="P4"/>
      <text:p text:style-name="P4">Au niveau du constructor de notre classe, on voit ici la dependency injection en action. La classe AppController se construit avec un argument, appService, de type AppService. C'est NestJS qui s'occupe de construire notre controller avec un argument de type AppService, et il le fait grâce à la structure de notre fichier <text:span text:style-name="T2">app.module </text:span><text:span text:style-name="T4">: dans celui-ci, le decorator </text:span><text:span text:style-name="T14">@Module</text:span><text:span text:style-name="T4"> contient notre controller, ainsi que tous les services dont nos controllers auront besoin. NestJS, en faisant tourner notre application, va construire chaque controller avec le service du bon type présent dans le module.</text:span></text:p>
      <text:p text:style-name="P9"/>
      <text:p text:style-name="P9"/>
      <text:p text:style-name="P4"><text:span text:style-name="T4">Au niveau du fichier </text:span><text:span text:style-name="T2">app.service</text:span><text:span text:style-name="T4">, par défaut le fichier ressemble à ça :</text:span></text:p>
      <text:p text:style-name="P9"/>
      <text:p text:style-name="P15"><text:span text:style-name="T22">import</text:span> <text:span text:style-name="T16">{</text:span> <text:span text:style-name="T16">Injectable</text:span> <text:span text:style-name="T16">}</text:span> <text:span text:style-name="T16">from</text:span> <text:span text:style-name="T19">'@nestjs/common'</text:span><text:span text:style-name="T16">;</text:span></text:p>
      <text:p text:style-name="P17"/>
      <text:p text:style-name="P18">@Injectable()</text:p>
      <text:p text:style-name="P17"><text:span text:style-name="T22">export</text:span> <text:span text:style-name="T22">class</text:span> <text:span text:style-name="T16">AppService</text:span> <text:span text:style-name="T16">{</text:span></text:p>
      <text:p text:style-name="P17"><text:s text:c="2"/><text:span text:style-name="T16">getHello():</text:span> <text:span text:style-name="T16">string</text:span> <text:span text:style-name="T16">{</text:span></text:p>
      <text:p text:style-name="P17"><text:s text:c="4"/><text:span text:style-name="T22">return</text:span> <text:span text:style-name="T19">'Hello World!'</text:span><text:span text:style-name="T16">;</text:span></text:p>
      <text:p text:style-name="P17"><text:s text:c="2"/><text:span text:style-name="T16">}</text:span></text:p>
      <text:p text:style-name="P23">}</text:p>
      <text:p text:style-name="P4">On a ici une classe, AppService, avec une seule méthode qui retourne un string, 'Hello World'.</text:p>
      <text:p text:style-name="P4"/>
      <text:p text:style-name="P4">Bref, la logique de l'application par défaut est la suivante :</text:p>
      <text:p text:style-name="P4">&gt; On définit un module avec un controller AppController ; un service AppService.</text:p>
      <text:p text:style-name="P4">&gt; Le controller AppController sert toutes les URLs. Il est construit à partir d'un objet AppService : il dispose des méthodes et attributs de cet objet via son attribut appService.</text:p>
      <text:p text:style-name="P4">&gt; Lorsqu'une requête GET est reçue à la racine, le controller retourne un string, 'Hello World'.</text:p>
      <text:p text:style-name="P4"/>
      <text:p text:style-name="P4">Testons en lançant notre serveur, avec <text:span text:style-name="T11">npm run start:dev</text:span>, puis en naviguant à la racine :</text:p>
      <text:p text:style-name="P4"/>
      <text:p text:style-name="P4"><draw:frame draw:style-name="fr1" draw:name="images1" text:anchor-type="paragraph" svg:width="10.373cm" svg:height="3.283cm" draw:z-index="0"><draw:image xlink:href="Pictures/200000070000288500000CD22CD3167C.svm" xlink:type="simple" xlink:show="embed" xlink:actuate="onLoad"/></draw:frame></text:p>
      <text:p text:style-name="P4">Ce qui est bien en dev mode, c'est que NestJS surveille nos fichiers, et intègre les modifications <text:soft-page-break/>sans qu'on doive relancer le serveur.</text:p>
      <text:p text:style-name="P4"/>
      <text:p text:style-name="P4">Une autre remarque, c'est que le controller et les méthodes qu'il appelle ne travaillent nulle part avec un objet <text:span text:style-name="T11">repsonse</text:span> comme on pouvait le faire avec Express (<text:span text:style-name="T11">response.status(201).json(...)</text:span>). NestJS s'occupe du formatage de la réponse, et on a par défaut uniquement à renvoyer le corps de la réponse (il existe bien sûr des moyens pour manipuler plus en détail les headers, codes, etc...).</text:p>
      <text:p text:style-name="P4"/>
      <text:p text:style-name="P4">Par exemple, ici on retourne du plain text, et NestJS nous a automatiquement chargé les headers suivants :</text:p>
      <text:p text:style-name="P4"/>
      <text:p text:style-name="P4"><draw:frame draw:style-name="fr2" draw:name="images2" text:anchor-type="paragraph" svg:width="14.025cm" svg:height="7.223cm" draw:z-index="1"><draw:image xlink:href="Pictures/20000007000036C800001C38EEEB65DC.svm" xlink:type="simple" xlink:show="embed" xlink:actuate="onLoad"/></draw:frame></text:p>
      <text:p text:style-name="P4">Mais imaginons qu'on retourne un objet JSON :</text:p>
      <text:p text:style-name="P4"/>
      <text:p text:style-name="P13"><text:span text:style-name="T16">getHello():</text:span> <text:span text:style-name="T16">{name: string}</text:span> <text:span text:style-name="T16">{</text:span></text:p>
      <text:p text:style-name="P16"><text:s text:c="4"/><text:span text:style-name="T22">return</text:span> {name: 'Quentin'}<text:span text:style-name="T16">;</text:span></text:p>
      <text:p text:style-name="P4"/>
      <text:p text:style-name="P4">Là on a bien un header <text:span text:style-name="T11">application/json</text:span> qui est configuré dans la réponse.</text:p>
      <text:p text:style-name="P4"/>
      <text:p text:style-name="P4">Pour ajouter ou modifier un header de manière personnalisée, on peut utiliser le <text:span text:style-name="T2">decorator</text:span><text:span text:style-name="T4"> approprié, importé depuis </text:span><text:span text:style-name="T12">@nestjs/common</text:span><text:span text:style-name="T4"> :</text:span></text:p>
      <text:p text:style-name="P9"/>
      <text:p text:style-name="P15"><text:span text:style-name="T23">import</text:span><text:span text:style-name="T4"> </text:span><text:span text:style-name="T17">{</text:span><text:span text:style-name="T4"> </text:span><text:span text:style-name="T17">Controller,</text:span><text:span text:style-name="T4"> </text:span><text:span text:style-name="T17">Get, Header }</text:span><text:span text:style-name="T4"> </text:span><text:span text:style-name="T17">from</text:span><text:span text:style-name="T4"> </text:span><text:span text:style-name="T20">'@nestjs/common'</text:span><text:span text:style-name="T17">;</text:span></text:p>
      <text:p text:style-name="P17"><text:span text:style-name="T22">import</text:span> <text:span text:style-name="T16">{</text:span> <text:span text:style-name="T16">AppService</text:span> <text:span text:style-name="T16">}</text:span> <text:span text:style-name="T16">from</text:span> <text:span text:style-name="T19">'./app.service'</text:span><text:span text:style-name="T16">;</text:span></text:p>
      <text:p text:style-name="P17"/>
      <text:p text:style-name="P18">@Controller()</text:p>
      <text:p text:style-name="P17"><text:span text:style-name="T22">export</text:span> <text:span text:style-name="T22">class</text:span> <text:span text:style-name="T16">AppController</text:span> <text:span text:style-name="T16">{</text:span></text:p>
      <text:p text:style-name="P17"><text:s text:c="2"/><text:span text:style-name="T16">constructor(</text:span><text:span text:style-name="T22">private</text:span> <text:span text:style-name="T16">readonly</text:span> <text:span text:style-name="T16">appService:</text:span> <text:span text:style-name="T16">AppService)</text:span> <text:span text:style-name="T16">{}</text:span></text:p>
      <text:p text:style-name="P17"/>
      <text:p text:style-name="P17"><text:s text:c="2"/><text:span text:style-name="T16">@Get()</text:span></text:p>
      <text:p text:style-name="P18"><text:s text:c="2"/>@Header('Content-Type', 'text/html')</text:p>
      <text:p text:style-name="P17"><text:s text:c="2"/><text:span text:style-name="T16">getHello():</text:span> <text:span text:style-name="T16">string</text:span> <text:span text:style-name="T16">{</text:span></text:p>
      <text:p text:style-name="P17"><text:s text:c="4"/><text:span text:style-name="T22">return</text:span> this.appService.getHello()<text:span text:style-name="T16">;</text:span></text:p>
      <text:p text:style-name="P17"><text:s text:c="2"/><text:span text:style-name="T16">}</text:span></text:p>
      <text:p text:style-name="P25">}</text:p>
      <text:p text:style-name="P4">Ici, on overwrite le header 'Content-Type' fixé par défaut par NestJS.</text:p>
      <text:p text:style-name="P4"><text:soft-page-break/></text:p>
      <text:list xml:id="list3906480737325202636" text:style-name="L2">
        <text:list-item>
          <text:p text:style-name="P29">Dummy API</text:p>
        </text:list-item>
      </text:list>
      <text:p text:style-name="P4"/>
      <text:p text:style-name="P4">L'exemple "Hello World" reste excessivement simple, construisons une API basique (sans base de données pour l'instant, en travaillant uniquement sur des données en mémoire).</text:p>
      <text:p text:style-name="P4"/>
      <text:p text:style-name="P4">On commence par créer un subfolder dans <text:span text:style-name="T1">src</text:span>, qui va contenir le module responsable de l'API. Appelons-le <text:span text:style-name="T1">products</text:span>.</text:p>
      <text:p text:style-name="P4"/>
      <text:p text:style-name="P4">Notre API aura bien sûr besoin d'un controller pour fonctionner : créons dans ce subfolder un fichier <text:span text:style-name="T1">products.controller.ts</text:span> (&lt;feature&gt;.&lt;type&gt;.ts étant la convention de nommage en général). Essayons d'abord de créer une fonction qui permette d'ajouter des produits par le biais d'une requête POST. Notre controller, de manière très schématique, devrait ressembler à ça :</text:p>
      <text:p text:style-name="P4"/>
      <text:p text:style-name="P15"><text:span text:style-name="T22">import</text:span> <text:span text:style-name="T16">{</text:span> <text:span text:style-name="T16">ProductsService</text:span> <text:span text:style-name="T16">}</text:span> <text:span text:style-name="T16">from</text:span> <text:span text:style-name="T19">'./products.service'</text:span><text:span text:style-name="T16">;</text:span></text:p>
      <text:p text:style-name="P17"/>
      <text:p text:style-name="P17"><text:span text:style-name="T16">@Controller(</text:span><text:span text:style-name="T19">'products'</text:span><text:span text:style-name="T16">)</text:span></text:p>
      <text:p text:style-name="P17"><text:span text:style-name="T22">export</text:span> <text:span text:style-name="T22">class</text:span> <text:span text:style-name="T16">ProductsController</text:span> <text:span text:style-name="T16">{</text:span></text:p>
      <text:p text:style-name="P17"><text:s text:c="2"/><text:span text:style-name="T16">@Post()</text:span></text:p>
      <text:p text:style-name="P17"><text:s text:c="2"/><text:span text:style-name="T16">addProduct {</text:span></text:p>
      <text:p text:style-name="P18"/>
      <text:p text:style-name="P18"><text:tab/>}</text:p>
      <text:p text:style-name="P18">}</text:p>
      <text:p text:style-name="P4"/>
      <text:p text:style-name="P4">On pourrait, en théorie, définir la fonction addProduct directement dans le controller (définir un tableau, y stocker les objets Products...). Mais c'est exactement ce qu'il faut éviter de faire : les controllers doivent uniquement s'occuper du routage, c'est la fonction des services que de définir véritablement les actions opérées et les manipulations de données.</text:p>
      <text:p text:style-name="P4"/>
      <text:p text:style-name="P4">Passons donc par un service afin de réellement programmer l'ajout d'objets en mémoire. Et d'abord, une bonne pratique est de définir un modèle pour les objets de type "Product" qu'on va vouloir stocker. Pour cela, commençons par créer un fichier appelé <text:span text:style-name="T1">products.model.ts</text:span>. On pourrait définir une classe <text:span text:style-name="T15">Product</text:span> sous la forme suivante :</text:p>
      <text:p text:style-name="P4"/>
      <text:p text:style-name="P15"><text:span text:style-name="T22">export</text:span> <text:span text:style-name="T22">class</text:span> <text:span text:style-name="T16">Product</text:span> <text:span text:style-name="T16">{</text:span></text:p>
      <text:p text:style-name="P17"><text:s text:c="4"/><text:span text:style-name="T16">id:</text:span> <text:span text:style-name="T16">string;</text:span></text:p>
      <text:p text:style-name="P17"><text:s text:c="4"/><text:span text:style-name="T16">title:</text:span> <text:span text:style-name="T16">string;</text:span></text:p>
      <text:p text:style-name="P17"><text:s text:c="4"/><text:span text:style-name="T16">description:</text:span> <text:span text:style-name="T16">string;</text:span></text:p>
      <text:p text:style-name="P17"><text:s text:c="4"/><text:span text:style-name="T16">price:</text:span> <text:span text:style-name="T16">number;</text:span></text:p>
      <text:p text:style-name="P17"/>
      <text:p text:style-name="P17"><text:s text:c="4"/><text:span text:style-name="T16">constructor(id:</text:span> <text:span text:style-name="T16">string,</text:span> <text:span text:style-name="T16">title:</text:span> <text:span text:style-name="T16">string,</text:span> <text:span text:style-name="T16">desc:</text:span> <text:span text:style-name="T16">string,</text:span> <text:span text:style-name="T16">price:</text:span> <text:span text:style-name="T16">number)</text:span> <text:span text:style-name="T16">{</text:span></text:p>
      <text:p text:style-name="P17"><text:s text:c="8"/><text:span text:style-name="T22">this</text:span><text:span text:style-name="T16">.id</text:span> <text:span text:style-name="T16">=</text:span> <text:span text:style-name="T16">id;</text:span></text:p>
      <text:p text:style-name="P17"><text:s text:c="8"/><text:span text:style-name="T22">this</text:span><text:span text:style-name="T16">.title</text:span> <text:span text:style-name="T16">=</text:span> <text:span text:style-name="T16">title;</text:span></text:p>
      <text:p text:style-name="P17"><text:s text:c="8"/><text:span text:style-name="T22">this</text:span><text:span text:style-name="T16">.description</text:span> <text:span text:style-name="T16">=</text:span> <text:span text:style-name="T16">desc;</text:span></text:p>
      <text:p text:style-name="P17"><text:s text:c="8"/><text:span text:style-name="T22">this</text:span><text:span text:style-name="T16">.price</text:span> <text:span text:style-name="T16">=</text:span> <text:span text:style-name="T16">price;</text:span></text:p>
      <text:p text:style-name="P17"><text:s text:c="4"/><text:span text:style-name="T16">}</text:span></text:p>
      <text:p text:style-name="P23">}</text:p>
      <text:p text:style-name="P4">Mais on a un moyen de raccourcir cette syntaxe un peu lourde :</text:p>
      <text:p text:style-name="P4"/>
      <text:p text:style-name="P4"/>
      <text:p text:style-name="P4"/>
      <text:p text:style-name="P15"><text:soft-page-break/><text:span text:style-name="T22">export</text:span> <text:span text:style-name="T22">class</text:span> <text:span text:style-name="T16">Product</text:span> <text:span text:style-name="T16">{</text:span></text:p>
      <text:p text:style-name="P17"><text:s text:c="4"/></text:p>
      <text:p text:style-name="P17"><text:s text:c="4"/><text:span text:style-name="T16">constructor(public id:</text:span> <text:span text:style-name="T16">string,</text:span></text:p>
      <text:p text:style-name="P17"><text:span text:style-name="T16"><text:tab/><text:tab/><text:tab/></text:span>public <text:span text:style-name="T16">title:</text:span> <text:span text:style-name="T16">string,</text:span></text:p>
      <text:p text:style-name="P17"><text:span text:style-name="T16"><text:tab/><text:tab/><text:tab/></text:span>public <text:span text:style-name="T16">description:</text:span> <text:span text:style-name="T16">string,</text:span></text:p>
      <text:p text:style-name="P17"><text:span text:style-name="T16"><text:tab/><text:tab/><text:tab/></text:span>public <text:span text:style-name="T16">price:</text:span> <text:span text:style-name="T16">number)</text:span> <text:span text:style-name="T16">{}</text:span></text:p>
      <text:p text:style-name="P23">}</text:p>
      <text:p text:style-name="P4">En ajoutant l'accesseur <text:span text:style-name="T15">public</text:span> devant les arguments du constructeur (ou private si on veut en interdire l'accès depuis l'extérieur de la classe), les arguments passés au constructeur seront stockés comme attributs de la classe, avec le même nom.</text:p>
      <text:p text:style-name="P4"/>
      <text:p text:style-name="P4">Une fois qu'on a ce modèle, créons le service qui va permettre notamment d'ajouter un Product :</text:p>
      <text:p text:style-name="P4"/>
      <text:p text:style-name="P15"><text:span text:style-name="T22">import</text:span> <text:span text:style-name="T16">{</text:span> <text:span text:style-name="T16">Injectable }</text:span> <text:span text:style-name="T16">from</text:span> <text:span text:style-name="T19">'@nestjs/common'</text:span><text:span text:style-name="T16">;</text:span></text:p>
      <text:p text:style-name="P17"/>
      <text:p text:style-name="P17"><text:span text:style-name="T22">import</text:span> <text:span text:style-name="T16">{</text:span> <text:span text:style-name="T16">Product</text:span> <text:span text:style-name="T16">}</text:span> <text:span text:style-name="T16">from</text:span> <text:span text:style-name="T19">'./product.model'</text:span><text:span text:style-name="T16">;</text:span></text:p>
      <text:p text:style-name="P17"/>
      <text:p text:style-name="P18">@Injectable()</text:p>
      <text:p text:style-name="P17"><text:span text:style-name="T22">export</text:span> <text:span text:style-name="T22">class</text:span> <text:span text:style-name="T16">ProductsService</text:span> <text:span text:style-name="T16">{</text:span></text:p>
      <text:p text:style-name="P17"><text:s text:c="2"/><text:span text:style-name="T22">private</text:span> <text:span text:style-name="T16">products:</text:span> <text:span text:style-name="T16">Product[]</text:span> <text:span text:style-name="T16">=</text:span> <text:span text:style-name="T16">[];</text:span></text:p>
      <text:p text:style-name="P17"/>
      <text:p text:style-name="P17"><text:s text:c="2"/><text:span text:style-name="T16">insertProduct(title:</text:span> <text:span text:style-name="T16">string,</text:span> <text:span text:style-name="T16">desc:</text:span> <text:span text:style-name="T16">string,</text:span> <text:span text:style-name="T16">price:</text:span> <text:span text:style-name="T16">number)</text:span> <text:span text:style-name="T16">{</text:span></text:p>
      <text:p text:style-name="P17"><text:span text:style-name="T16"><text:s text:c="4"/></text:span><text:span text:style-name="T22">const</text:span><text:span text:style-name="T16"> proId = </text:span><text:span text:style-name="T22">new</text:span><text:span text:style-name="T16"> Date().toString();</text:span></text:p>
      <text:p text:style-name="P17"><text:s text:c="4"/><text:span text:style-name="T22">const</text:span> <text:span text:style-name="T16">newProduct</text:span> <text:span text:style-name="T16">=</text:span> <text:span text:style-name="T22">new</text:span> <text:span text:style-name="T16">Product(proId,</text:span> <text:span text:style-name="T16">title,</text:span> <text:span text:style-name="T16">desc,</text:span> <text:span text:style-name="T16">price);</text:span></text:p>
      <text:p text:style-name="P17"><text:s text:c="4"/><text:span text:style-name="T22">this</text:span><text:span text:style-name="T16">.products.push(newProduct);</text:span></text:p>
      <text:p text:style-name="P18"><text:s text:c="4"/>return proId;</text:p>
      <text:p text:style-name="P26"><text:s text:c="2"/><text:span text:style-name="T16">}</text:span></text:p>
      <text:p text:style-name="P4">On rend notre Service injectable, puisqu'on va l'utiliser dans notre controller. On importe notre modèle. Puis on donne au service l'attribut "products", qui est un tableau (initialisé vide) d'objets Product.</text:p>
      <text:p text:style-name="P4"/>
      <text:p text:style-name="P4">La fonction insertProduct crée dynamiquement un nouveau Product (avec la date en <text:span text:style-name="T15">id</text:span>), puis l'ajoute au tableau products. On renvoie l'id généré pour le produit (car c'est ce qu'on va retourner dans la réponse).</text:p>
      <text:p text:style-name="P4"/>
      <text:p text:style-name="P4">On peut maintenant se service du service pour l'injecter dans le controller, et utiliser la fonction insertProduct pour les requêtes POST effectuées à l'URL /products.</text:p>
      <text:p text:style-name="P4"/>
      <text:p text:style-name="P15"><text:span text:style-name="T22">import</text:span> <text:span text:style-name="T16">{</text:span> <text:span text:style-name="T16">Controller,</text:span> <text:span text:style-name="T16">Post,</text:span> <text:span text:style-name="T16">Body</text:span> <text:span text:style-name="T16">}</text:span> <text:span text:style-name="T16">from</text:span> <text:span text:style-name="T19">"@nestjs/common"</text:span><text:span text:style-name="T16">;</text:span></text:p>
      <text:p text:style-name="P17"><text:span text:style-name="T22">import</text:span> <text:span text:style-name="T16">{</text:span> <text:span text:style-name="T16">ProductService</text:span> <text:span text:style-name="T16">}</text:span> <text:span text:style-name="T16">from</text:span> <text:span text:style-name="T19">"./products.service"</text:span><text:span text:style-name="T16">;</text:span></text:p>
      <text:p text:style-name="P17"/>
      <text:p text:style-name="P17"/>
      <text:p text:style-name="P17"><text:span text:style-name="T16">@Controller(</text:span><text:span text:style-name="T19">'/products'</text:span><text:span text:style-name="T16">)</text:span></text:p>
      <text:p text:style-name="P17"><text:span text:style-name="T22">export</text:span> <text:span text:style-name="T22">class</text:span> <text:span text:style-name="T16">ProductsController</text:span> <text:span text:style-name="T16">{</text:span></text:p>
      <text:p text:style-name="P17"><text:s text:c="4"/><text:span text:style-name="T16">constructor(</text:span><text:span text:style-name="T22">private</text:span> <text:span text:style-name="T16">readonly</text:span> <text:span text:style-name="T16">productService:</text:span> <text:span text:style-name="T16">ProductService)</text:span> <text:span text:style-name="T16">{}</text:span></text:p>
      <text:p text:style-name="P17"/>
      <text:p text:style-name="P17"><text:s text:c="4"/><text:span text:style-name="T16">@Post()</text:span></text:p>
      <text:p text:style-name="P17"><text:s text:c="4"/><text:span text:style-name="T16">addProduct(</text:span></text:p>
      <text:p text:style-name="P17"><text:s text:c="8"/><text:span text:style-name="T16">@Body(</text:span><text:span text:style-name="T19">'title'</text:span><text:span text:style-name="T16">)</text:span> <text:span text:style-name="T16">prodTitle:</text:span> <text:span text:style-name="T16">string,</text:span></text:p>
      <text:p text:style-name="P17"><text:s text:c="8"/><text:span text:style-name="T16">@Body(</text:span><text:span text:style-name="T19">'description'</text:span><text:span text:style-name="T16">)</text:span> <text:span text:style-name="T16">prodDesc:</text:span> <text:span text:style-name="T16">string,</text:span></text:p>
      <text:p text:style-name="P17"><text:soft-page-break/><text:s text:c="8"/><text:span text:style-name="T16">@Body(</text:span><text:span text:style-name="T19">'price'</text:span><text:span text:style-name="T16">)</text:span> <text:span text:style-name="T16">prodPrice:</text:span> <text:span text:style-name="T16">number</text:span></text:p>
      <text:p text:style-name="P17"><text:s text:c="4"/><text:span text:style-name="T16">)</text:span> <text:span text:style-name="T16">{</text:span></text:p>
      <text:p text:style-name="P17"><text:s text:c="8"/><text:span text:style-name="T22">const</text:span> <text:span text:style-name="T16">generatedId</text:span> <text:span text:style-name="T16">=</text:span> <text:span text:style-name="T22">this</text:span><text:span text:style-name="T16">.productService.insertProduct(prodTitle,</text:span> <text:span text:style-name="T16">prodDesc,</text:span> <text:span text:style-name="T16">prodPrice);</text:span></text:p>
      <text:p text:style-name="P17"><text:s text:c="8"/><text:span text:style-name="T22">return</text:span> <text:span text:style-name="T16">{</text:span> <text:span text:style-name="T16">id:</text:span> <text:span text:style-name="T16">generatedId</text:span> <text:span text:style-name="T16">};</text:span></text:p>
      <text:p text:style-name="P17"><text:s text:c="4"/><text:span text:style-name="T16">}</text:span></text:p>
      <text:p text:style-name="P4"/>
      <text:p text:style-name="P4">Ici, on voit d'abord qu'on a importé le service. Pour l'injecter dans notre controller, on passe ce service comme argument de son constructor, avec l'accesseur <text:span text:style-name="T15">private </text:span>devant, afin que le service soit enregistré comme attribut de l'objet controller.</text:p>
      <text:p text:style-name="P4"/>
      <text:p text:style-name="P4">Ensuite, on récupère les données nécessaires à créer notre Product, qui doivent nous être envoyées dans la requête. Pour cela, un <text:span text:style-name="T2">decorator </text:span><text:span text:style-name="T4">@Body doit être utilisé dans les arguments de la fonction qui va se servir du corps de la requête. On passe en argument du </text:span><text:span text:style-name="T2">decorator </text:span><text:span text:style-name="T4">@Body le nom du champ de l'objet JSON de la requête : NestJS s'occupe ensuite du parsing, et stock la valeur du champ dans l'argument de la fonction qui suit le </text:span><text:span text:style-name="T2">decorator</text:span><text:span text:style-name="T4">.</text:span></text:p>
      <text:p text:style-name="P9"/>
      <text:p text:style-name="P4"><text:span text:style-name="T4">Le reste est simple : on se sert des données reçues pour appeler la fonction insertProduct de notre service. On retourne un objet JSON contenant l'</text:span><text:span text:style-name="T5">id </text:span><text:span text:style-name="T4">de l'objet nouvellement créé.</text:span></text:p>
      <text:p text:style-name="P9"/>
      <text:p text:style-name="P4"><text:span text:style-name="T4">On a donc un controller, faisant appel à un service. Pour que tout cela soit fonctionnel, il nous faut désormais un module. Créons simplement le fichier </text:span><text:span text:style-name="T6">products.module.ts</text:span><text:span text:style-name="T4">, sur le même modèle que le module principal par défaut de l'application :</text:span></text:p>
      <text:p text:style-name="P9"/>
      <text:p text:style-name="P20"><text:span text:style-name="T24">import</text:span><text:span text:style-name="T7"> </text:span><text:span text:style-name="T18">{</text:span><text:span text:style-name="T7"> </text:span><text:span text:style-name="T18">Module</text:span><text:span text:style-name="T7"> </text:span><text:span text:style-name="T18">}</text:span><text:span text:style-name="T7"> </text:span><text:span text:style-name="T18">from</text:span><text:span text:style-name="T7"> </text:span><text:span text:style-name="T21">'@nestjs/common'</text:span><text:span text:style-name="T18">;</text:span></text:p>
      <text:p text:style-name="P17"><text:span text:style-name="T22">import</text:span> <text:span text:style-name="T16">{</text:span> <text:span text:style-name="T16">ProductsController</text:span> <text:span text:style-name="T16">}</text:span> <text:span text:style-name="T16">from</text:span> <text:span text:style-name="T19">'./products.controller'</text:span><text:span text:style-name="T16">;</text:span></text:p>
      <text:p text:style-name="P17"><text:span text:style-name="T22">import</text:span> <text:span text:style-name="T16">{</text:span> <text:span text:style-name="T16">ProductsService</text:span> <text:span text:style-name="T16">}</text:span> <text:span text:style-name="T16">from</text:span> <text:span text:style-name="T19">'./products.service'</text:span><text:span text:style-name="T16">;</text:span></text:p>
      <text:p text:style-name="P17"/>
      <text:p text:style-name="P18">@Module({</text:p>
      <text:p text:style-name="P18"><text:s text:c="4"/>imports: [],</text:p>
      <text:p text:style-name="P17"><text:s text:c="4"/><text:span text:style-name="T16">controllers:</text:span> <text:span text:style-name="T16">[ProductsController],</text:span></text:p>
      <text:p text:style-name="P17"><text:s text:c="4"/><text:span text:style-name="T16">providers:</text:span> <text:span text:style-name="T16">[ProductsService],</text:span></text:p>
      <text:p text:style-name="P18">})</text:p>
      <text:p text:style-name="P26"><text:span text:style-name="T22">export</text:span> <text:span text:style-name="T22">class</text:span> <text:span text:style-name="T16">ProductsModule</text:span> <text:span text:style-name="T16">{}</text:span></text:p>
      <text:p text:style-name="P4">On a désormais notre module pour la fonctionnalité liée aux produits. Cependant, la simple déclaration d'un module avec des controllers ne suffit pas pour que ce module soit "activé", et que ses controllers s'appliquent aux routes concernées. Pour cela, il faut lier le module créé au <text:span text:style-name="T15">module principal </text:span>de l'application : AppModule (créé dans le fichier par défaut, <text:span text:style-name="T1">app.module.ts</text:span>).</text:p>
      <text:p text:style-name="P4"/>
      <text:p text:style-name="P4">Pour cela, on importe simplement notre nouveau module dans <text:span text:style-name="T1">app.module.ts</text:span>, et on l'ajoute dans les <text:span text:style-name="T15">imports </text:span>de ce module :</text:p>
      <text:p text:style-name="P4"/>
      <text:p text:style-name="P21">[...]</text:p>
      <text:p text:style-name="P17"><text:span text:style-name="T22">import</text:span> <text:span text:style-name="T16">{</text:span> <text:span text:style-name="T16">ProductsModule</text:span> <text:span text:style-name="T16">}</text:span> <text:span text:style-name="T16">from</text:span> <text:span text:style-name="T19">'./products/products.module'</text:span><text:span text:style-name="T16">;</text:span></text:p>
      <text:p text:style-name="P17"/>
      <text:p text:style-name="P18">@Module({</text:p>
      <text:p text:style-name="P18"><text:s text:c="4"/>imports: [ProductsModule],</text:p>
      <text:p text:style-name="P17"><text:s text:c="4"/><text:span text:style-name="T16">controllers:</text:span> <text:span text:style-name="T16">[AppController],</text:span></text:p>
      <text:p text:style-name="P17"><text:s text:c="4"/><text:span text:style-name="T16">providers:</text:span> <text:span text:style-name="T16">[AppService],</text:span></text:p>
      <text:p text:style-name="P18">})</text:p>
      <text:p text:style-name="P27"><text:span text:style-name="T22">export</text:span> <text:span text:style-name="T22">class</text:span> <text:span text:style-name="T16">AppModule</text:span> <text:span text:style-name="T16">{}</text:span></text:p>
      <text:p text:style-name="P4"><text:soft-page-break/>On peut maintenant tester avec Postman, les requêtes POST renvoient bien l'<text:span text:style-name="T15">id </text:span>de l'objet nouvellement créé.</text:p>
      <text:p text:style-name="P4"/>
      <text:p text:style-name="P4">On peut maintenant, sur exactement ce schéma, créer une fonction dans le <text:span text:style-name="T2">service</text:span><text:span text:style-name="T4"> qui retourne tous les objets :</text:span></text:p>
      <text:p text:style-name="P9"/>
      <text:p text:style-name="P14">getProducts() {</text:p>
      <text:p text:style-name="P14"><text:tab/>return this.products.slice();</text:p>
      <text:p text:style-name="P14">}</text:p>
      <text:p text:style-name="P14"/>
      <text:p text:style-name="P9">Puis l'utiliser pour une route GET dans le controller :</text:p>
      <text:p text:style-name="P9"/>
      <text:p text:style-name="P14">@Get</text:p>
      <text:p text:style-name="P14">getAllProducts() {</text:p>
      <text:p text:style-name="P14"><text:tab/>return this.productsService.getProduct();</text:p>
      <text:p text:style-name="P14">}</text:p>
      <text:p text:style-name="P9"/>
      <text:p text:style-name="P9">Note :</text:p>
      <text:p text:style-name="P9">&gt; slice est une fonction qui permet de renvoyer une copie (simple, pas deep) d'un tableau. On ne veut pas retourner l'array lui-même, or c'est ce qui se passerait si on le renvoyait directement, car en Javascript les arrays sont retournés par référence.</text:p>
      <text:p text:style-name="P9">&gt; Quand on retourne un array / une liste, les éléments au sein de l'array sont expanded, y compris les objets JSON.</text:p>
      <text:p text:style-name="P9"/>
      <text:p text:style-name="P9">Ajout des fonctions nous permettant de récupérer un seul produit :</text:p>
      <text:p text:style-name="P9"/>
      <text:p text:style-name="P4"><text:span text:style-name="T4">&gt;&gt; </text:span><text:span text:style-name="T6">products.service.ts</text:span></text:p>
      <text:p text:style-name="P9"/>
      <text:p text:style-name="P15"><text:span text:style-name="T17">getProduct(prodId:</text:span><text:span text:style-name="T4"> </text:span><text:span text:style-name="T17">string)</text:span><text:span text:style-name="T4"> </text:span><text:span text:style-name="T17">{</text:span></text:p>
      <text:p text:style-name="P17"><text:s text:c="5"/><text:span text:style-name="T22">const</text:span> <text:span text:style-name="T16">result</text:span> <text:span text:style-name="T16">=</text:span> <text:span text:style-name="T22">this</text:span><text:span text:style-name="T16">.products.find(element</text:span> <text:span text:style-name="T16">=&gt;</text:span> <text:span text:style-name="T16">element.id</text:span> <text:span text:style-name="T16">===</text:span> <text:span text:style-name="T16">prodId);</text:span></text:p>
      <text:p text:style-name="P17"><text:s text:c="5"/><text:span text:style-name="T22">if</text:span> <text:span text:style-name="T16">(!result)</text:span> <text:span text:style-name="T16">{</text:span></text:p>
      <text:p text:style-name="P17"><text:s text:c="9"/><text:span text:style-name="T22">throw</text:span> <text:span text:style-name="T22">new</text:span> <text:span text:style-name="T16">NotFoundException(</text:span><text:span text:style-name="T19">'Couldn\'t find specified product.'</text:span><text:span text:style-name="T16">);</text:span></text:p>
      <text:p text:style-name="P17"><text:s text:c="5"/><text:span text:style-name="T16">}</text:span></text:p>
      <text:p text:style-name="P17"><text:s text:c="5"/><text:span text:style-name="T22">return</text:span> <text:span text:style-name="T16">Object.assign({},</text:span> <text:span text:style-name="T16">result);</text:span></text:p>
      <text:p text:style-name="P26"><text:s/><text:span text:style-name="T16">}</text:span></text:p>
      <text:p text:style-name="P4">&gt;&gt; <text:span text:style-name="T1">products.controller.ts</text:span></text:p>
      <text:p text:style-name="P4"/>
      <text:p text:style-name="P15"><text:s/><text:span text:style-name="T16">@Get(</text:span><text:span text:style-name="T19">':id'</text:span><text:span text:style-name="T16">)</text:span></text:p>
      <text:p text:style-name="P17"><text:s/><text:span text:style-name="T16">getSingleProduct(@Param(</text:span><text:span text:style-name="T19">'id'</text:span><text:span text:style-name="T16">)</text:span> <text:span text:style-name="T16">prodId:</text:span> <text:span text:style-name="T16">string)</text:span> <text:span text:style-name="T16">{</text:span></text:p>
      <text:p text:style-name="P17"><text:s text:c="5"/><text:span text:style-name="T22">return</text:span> <text:span text:style-name="T22">this</text:span><text:span text:style-name="T16">.productService.getProduct(prodId);</text:span></text:p>
      <text:p text:style-name="P26"><text:s/><text:span text:style-name="T16">}</text:span></text:p>
      <text:p text:style-name="P4">Remarques :</text:p>
      <text:p text:style-name="P4">&gt; La récupération d'une partie de l'URL comme paramètre fonctionne de manière assez similaire à ExpressJS. On définit dans le <text:span text:style-name="T2">decorator</text:span><text:span text:style-name="T4"> GET</text:span> la fin de l'URL comme dynamique avec la syntaxe <text:span text:style-name="T11">:&lt;param name&gt;</text:span>, puis on utilise le <text:span text:style-name="T2">decorator </text:span><text:span text:style-name="T4">@Param pour utiliser cette partie d'URL comme paramètre de fonction (ne pas oublier d'importer Param depuis </text:span><text:span text:style-name="T12">@nestjs/common</text:span><text:span text:style-name="T4">).</text:span></text:p>
      <text:p text:style-name="P9"/>
      <text:p text:style-name="P4"><text:span text:style-name="T4">&gt; Dans le service, on utilise la fonction </text:span><text:span text:style-name="T5">find</text:span><text:span text:style-name="T4"> afin de trouver le Product correspondant à l'id. Si on ne le trouve pas, on pourrait </text:span><text:span text:style-name="T12">throw</text:span><text:span text:style-name="T4"> une </text:span><text:span text:style-name="T12">new Error('bla')</text:span><text:span text:style-name="T4"> : le problème est que NestJS considère les erreurs génériques telles que celles-ci comme des erreurs 500 (et elles sont log comme de vraies erreurs). Pour être plus précis et plus propre, on utilise </text:span><text:span text:style-name="T12">NotFoundException</text:span><text:span text:style-name="T4">, une erreur </text:span><text:soft-page-break/><text:span text:style-name="T4">spécifique que NestJS sait interpréter : en, l'occurence il renvoie au client une erreur 404. Encore une fois, ne pas oublier de l'importer depuis common.</text:span></text:p>
      <text:p text:style-name="P9"/>
      <text:p text:style-name="P9">[La vidéo continue avec des méthodes pour UPDATE et DELETE un produit, mais il n'y a pas vraiment de nouveaux concepts introdui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NestJS, TypeORM et PostgreSQL</text:p>
      <text:p text:style-name="P2"/>
      <text:p text:style-name="P2"/>
      <text:p text:style-name="P2"><text:a xlink:type="simple" xlink:href="https://codersera.com/blog/typeorm-with-nest-js-tutorial/" text:style-name="Internet_20_link" text:visited-style-name="Visited_20_Internet_20_Link">https://codersera.com/blog/typeorm-with-nest-js-tutorial/</text:a></text:p>
      <text:p text:style-name="P2"><text:a xlink:type="simple" xlink:href="https://wanago.io/2020/05/18/api-nestjs-postgresql-typeorm/" text:style-name="Internet_20_link" text:visited-style-name="Visited_20_Internet_20_Link">https://wanago.io/2020/05/18/api-nestjs-postgresql-typeorm/</text:a></text:p>
      <text:p text:style-name="P2"/>
      <text:p text:style-name="P2">Pour TypeORM :</text:p>
      <text:p text:style-name="P2"><text:a xlink:type="simple" xlink:href="https://www.tutorialspoint.com/typeorm/typeorm_working_with_repository.htm" text:style-name="Internet_20_link" text:visited-style-name="Visited_20_Internet_20_Link">https://www.tutorialspoint.com/typeorm/typeorm_working_with_repository.htm</text:a> </text:p>
      <text:p text:style-name="P2"/>
      <text:p text:style-name="P2">Doc NestJS typeORM :</text:p>
      <text:p text:style-name="P2"><text:a xlink:type="simple" xlink:href="https://docs.nestjs.com/techniques/configuration" text:style-name="Internet_20_link" text:visited-style-name="Visited_20_Internet_20_Link">https://docs.nestjs.com/techniques/configuration</text:a></text:p>
      <text:p text:style-name="P2"/>
      <text:p text:style-name="P2">L'idée, pour travailler avec une base de données (telle que PostgreSQL), est d'utiliser TypeORM, un "Object Relational-Mapping". Un ORM joue le rôle d'intermédiaire entre un programme et une base de données, en permettant de manipuler les schémas / les tables d'une base de données comme des classes d'un langage orienté objet, ce qui est particulièrement utile en Typescript.</text:p>
      <text:p text:style-name="P2"/>
      <text:p text:style-name="P2">"<text:span text:style-name="T2">Object-relational mapping as a technique for converting data between incompatible type systems using object-oriented programming languages. In other words, ORM is a programming technique in which a metadata descriptor is used to connect object code to a relational database.</text:span>"</text:p>
      <text:p text:style-name="P2"/>
      <text:p text:style-name="P2">D'abord, on installe le package typeorm pour PostgreSQL :</text:p>
      <text:p text:style-name="P2"/>
      <text:p text:style-name="P7">npm install @nestjs/typeorm typeorm pg</text:p>
      <text:p text:style-name="P2"/>
      <text:p text:style-name="P2">L'idée ensuite est de fournir à typeorm les options de configuration nécessaires pour atteindre notre base de données. Plusieurs possibilités existent, la plus simple restant de créer le fichier <text:span text:style-name="T15">ormconfig.json</text:span> à la racine de notre application. Celui-ci contient les informations classiques de connexion à une base de données.</text:p>
      <text:p text:style-name="P2"/>
      <text:p text:style-name="P2">&gt;&gt; <text:span text:style-name="T1">ormconfig.json</text:span></text:p>
      <text:p text:style-name="P2"/>
      <text:p text:style-name="P19">{</text:p>
      <text:p text:style-name="P17"><text:s text:c="4"/><text:span text:style-name="T19">"type"</text:span><text:span text:style-name="T16">:</text:span> <text:span text:style-name="T19">"postgres"</text:span><text:span text:style-name="T16">,</text:span></text:p>
      <text:p text:style-name="P17"><text:s text:c="4"/><text:span text:style-name="T19">"host"</text:span><text:span text:style-name="T16">:</text:span> <text:span text:style-name="T19">"127.0.0.1"</text:span><text:span text:style-name="T16">,</text:span></text:p>
      <text:p text:style-name="P17"><text:s text:c="4"/><text:span text:style-name="T19">"port"</text:span><text:span text:style-name="T16">:</text:span> <text:span text:style-name="T25">5432</text:span><text:span text:style-name="T16">,</text:span></text:p>
      <text:p text:style-name="P17"><text:s text:c="4"/><text:span text:style-name="T19">"username"</text:span><text:span text:style-name="T16">:</text:span> <text:span text:style-name="T19">"qroland"</text:span><text:span text:style-name="T16">,</text:span></text:p>
      <text:p text:style-name="P17"><text:s text:c="4"/><text:span text:style-name="T19">"password"</text:span><text:span text:style-name="T16">:</text:span> <text:span text:style-name="T19">"qroland"</text:span><text:span text:style-name="T16">,</text:span></text:p>
      <text:p text:style-name="P17"><text:s text:c="4"/><text:span text:style-name="T19">"database"</text:span><text:span text:style-name="T16">:</text:span> <text:span text:style-name="T19">"nestjs"</text:span><text:span text:style-name="T16">,</text:span></text:p>
      <text:p text:style-name="P17"><text:s text:c="4"/><text:span text:style-name="T19">"synchronize"</text:span><text:span text:style-name="T16">:</text:span> <text:span text:style-name="T22">true</text:span><text:span text:style-name="T16">,</text:span></text:p>
      <text:p text:style-name="P17"><text:s text:c="4"/><text:span text:style-name="T19">"entities"</text:span><text:span text:style-name="T16">:</text:span> <text:span text:style-name="T16">[</text:span><text:span text:style-name="T19">"dist/**/**.entity{.ts,.js}"</text:span><text:span text:style-name="T16">]</text:span></text:p>
      <text:p text:style-name="P23">}</text:p>
      <text:p text:style-name="P2"/>
      <text:p text:style-name="P2">Une fois que les informations de configuration sont définies, la fonction <text:span text:style-name="T11">forRoot()</text:span> permet d'enregistrer les informations de configuration, et de mettre à notre disposition une <text:span text:style-name="T2">pool</text:span><text:span text:style-name="T4"> de connexions que pourront utiliser ensuite nos différentes entités au travers de leurs repositories.</text:span></text:p>
      <text:p text:style-name="P2"><text:span text:style-name="T4">Bref, on appelle la fonction forRoot dans les </text:span><text:span text:style-name="T5">imports</text:span><text:span text:style-name="T4"> du module principal.</text:span></text:p>
      <text:p text:style-name="P2"/>
      <text:p text:style-name="P2">&gt;&gt; <text:span text:style-name="T1">src/app.module.ts</text:span></text:p>
      <text:p text:style-name="P2"/>
      <text:p text:style-name="P22"><text:span text:style-name="T22">import</text:span> <text:span text:style-name="T16">{</text:span> <text:span text:style-name="T16">Module</text:span> <text:span text:style-name="T16">}</text:span> <text:span text:style-name="T16">from</text:span> <text:span text:style-name="T19">'@nestjs/common'</text:span><text:span text:style-name="T16">;</text:span></text:p>
      <text:p text:style-name="P17"><text:span text:style-name="T22">import</text:span> <text:span text:style-name="T16">{</text:span> <text:span text:style-name="T16">AppController</text:span> <text:span text:style-name="T16">}</text:span> <text:span text:style-name="T16">from</text:span> <text:span text:style-name="T19">'./app.controller'</text:span><text:span text:style-name="T16">;</text:span></text:p>
      <text:p text:style-name="P17"><text:soft-page-break/><text:span text:style-name="T22">import</text:span> <text:span text:style-name="T16">{</text:span> <text:span text:style-name="T16">AppService</text:span> <text:span text:style-name="T16">}</text:span> <text:span text:style-name="T16">from</text:span> <text:span text:style-name="T19">'./app.service'</text:span><text:span text:style-name="T16">;</text:span></text:p>
      <text:p text:style-name="P17"><text:span text:style-name="T22">import</text:span> <text:span text:style-name="T16">{</text:span> <text:span text:style-name="T16">ProductsModule</text:span> <text:span text:style-name="T16">}</text:span> <text:span text:style-name="T16">from</text:span> <text:span text:style-name="T19">'./products/products.module'</text:span><text:span text:style-name="T16">;</text:span></text:p>
      <text:p text:style-name="P17"><text:span text:style-name="T22">import</text:span> <text:span text:style-name="T16">{</text:span> <text:span text:style-name="T16">TypeOrmModule</text:span> <text:span text:style-name="T16">}</text:span> <text:span text:style-name="T16">from</text:span> <text:span text:style-name="T19">'@nestjs/typeorm'</text:span><text:span text:style-name="T16">;</text:span></text:p>
      <text:p text:style-name="P17"/>
      <text:p text:style-name="P17"/>
      <text:p text:style-name="P18">@Module({</text:p>
      <text:p text:style-name="P17"><text:s text:c="2"/><text:span text:style-name="T16">imports:</text:span> <text:span text:style-name="T16">[ProductsModule,</text:span> <text:span text:style-name="T16">TypeOrmModule.forRoot()],</text:span></text:p>
      <text:p text:style-name="P17"><text:s text:c="2"/><text:span text:style-name="T16">controllers:</text:span> <text:span text:style-name="T16">[AppController],</text:span></text:p>
      <text:p text:style-name="P17"><text:s text:c="2"/><text:span text:style-name="T16">providers:</text:span> <text:span text:style-name="T16">[AppService],</text:span></text:p>
      <text:p text:style-name="P18">})</text:p>
      <text:p text:style-name="P26"><text:span text:style-name="T22">export</text:span> <text:span text:style-name="T22">class</text:span> <text:span text:style-name="T16">AppModule</text:span> <text:span text:style-name="T16">{}</text:span></text:p>
      <text:p text:style-name="P10">==&gt; Les entités :</text:p>
      <text:p text:style-name="P2"><text:a xlink:type="simple" xlink:href="https://typeorm.io/#/entities" text:style-name="Internet_20_link" text:visited-style-name="Visited_20_Internet_20_Link"><text:span text:style-name="T4">https://typeorm.io/#/entities</text:span></text:a></text:p>
      <text:p text:style-name="P10"/>
      <text:p text:style-name="P10">Les entités sont enregistrées dans le cadre d'une connexion précise à une base de données, directement en les important et par leur nom, ou en désignant un dossier contenant les fichiers d'entités.</text:p>
      <text:p text:style-name="P10"/>
      <text:p text:style-name="P2"><text:span text:style-name="T4">Les entités lient notre application aux tables de la base de données. C'est donc à partir de ces entités qu'on va intéragir avec la DB, même si elles utilisent la pool de connexions définies par forRoot. En réalité, on intéragit pas </text:span><text:span text:style-name="T6">directement</text:span><text:span text:style-name="T8"> avec la base de données à partir des entités, mais au travers d'un </text:span><text:span text:style-name="T9">repository</text:span><text:span text:style-name="T8"> (un manager pour une seule entité) :</text:span></text:p>
      <text:p text:style-name="P2"><text:a xlink:type="simple" xlink:href="https://typeorm.io/#/working-with-entity-manager" text:style-name="Internet_20_link" text:visited-style-name="Visited_20_Internet_20_Link"><text:span text:style-name="T6">https://typeorm.io/#/working-with-entity-manager</text:span></text:a><text:span text:style-name="T8"> </text:span></text:p>
      <text:p text:style-name="P9"/>
      <text:p text:style-name="P2"><text:span text:style-name="T8">Les repositories permettent sont donc liés à une seule entité, et permettent d'effectuer des actions à partir de celle-ci (find, findOne, insert...). Pour chaque module où l'on va utiliser des entités, il faut préciser pour quelles entités nous auront besoin de repositories, avec la fonction </text:span><text:span text:style-name="T13">forFeature</text:span><text:span text:style-name="T8">.</text:span></text:p>
      <text:p text:style-name="P9"/>
      <text:p text:style-name="P2"><text:span text:style-name="T8">"</text:span><text:span text:style-name="T3">You import the module by adding it to the list of imports on the feature module and specifying the list of entities to manage and have their repositories ready for use.</text:span><text:span text:style-name="T8">"</text:span></text:p>
      <text:p text:style-name="P10"/>
      <text:p text:style-name="P2"><text:span text:style-name="T4">Bref : dans le fichier de configuration, il faut lister toutes les entités utilisées par la connexion. Puis pour chaque module, préciser quels repositories on utilise, pour pouvoir ensuite disposer des entités, via la fonction </text:span><text:span text:style-name="T12">forFeature()</text:span><text:span text:style-name="T4">.</text:span></text:p>
      <text:p text:style-name="P10"/>
      <text:p text:style-name="P2"><text:span text:style-name="T4">C'est ce qu'on fait ici dans le module </text:span><text:span text:style-name="T2">products</text:span><text:span text:style-name="T4"> : on précise qu'on va utiliser l'entité </text:span><text:span text:style-name="T5">ProductEntity</text:span><text:span text:style-name="T4"> (une entité qui nous permet de gérer la table des produits).</text:span></text:p>
      <text:p text:style-name="P2"/>
      <text:p text:style-name="P2">&gt;&gt; <text:span text:style-name="T1">src/products/products.module.ts</text:span></text:p>
      <text:p text:style-name="P2"/>
      <text:p text:style-name="P22"><text:span text:style-name="T22">import</text:span> <text:span text:style-name="T16">{</text:span> <text:span text:style-name="T16">Module</text:span> <text:span text:style-name="T16">}</text:span> <text:span text:style-name="T16">from</text:span> <text:span text:style-name="T19">'@nestjs/common'</text:span><text:span text:style-name="T16">;</text:span></text:p>
      <text:p text:style-name="P17"><text:span text:style-name="T22">import</text:span> <text:span text:style-name="T16">{</text:span> <text:span text:style-name="T16">ProductsController</text:span> <text:span text:style-name="T16">}</text:span> <text:span text:style-name="T16">from</text:span> <text:span text:style-name="T19">'./products.controller'</text:span><text:span text:style-name="T16">;</text:span></text:p>
      <text:p text:style-name="P17"><text:span text:style-name="T22">import</text:span> <text:span text:style-name="T16">{</text:span> <text:span text:style-name="T16">ProductService</text:span> <text:span text:style-name="T16">}</text:span> <text:span text:style-name="T16">from</text:span> <text:span text:style-name="T19">'./products.service'</text:span><text:span text:style-name="T16">;</text:span></text:p>
      <text:p text:style-name="P17"><text:span text:style-name="T22">import</text:span> <text:span text:style-name="T16">{</text:span> <text:span text:style-name="T16">TypeOrmModule</text:span> <text:span text:style-name="T16">}</text:span> <text:span text:style-name="T16">from</text:span> <text:span text:style-name="T19">'@nestjs/typeorm'</text:span><text:span text:style-name="T16">;</text:span></text:p>
      <text:p text:style-name="P17"><text:span text:style-name="T22">import</text:span> <text:span text:style-name="T16">{</text:span> <text:span text:style-name="T16">ProductEntity</text:span> <text:span text:style-name="T16">}</text:span> <text:span text:style-name="T16">from</text:span> <text:span text:style-name="T19">'../db/products.entity'</text:span><text:span text:style-name="T16">;</text:span></text:p>
      <text:p text:style-name="P17"/>
      <text:p text:style-name="P17"/>
      <text:p text:style-name="P18">@Module({</text:p>
      <text:p text:style-name="P17"><text:s text:c="4"/><text:span text:style-name="T16">imports:</text:span> <text:span text:style-name="T16">[TypeOrmModule.forFeature([ProductEntity])],</text:span></text:p>
      <text:p text:style-name="P17"><text:s text:c="4"/><text:span text:style-name="T16">controllers:</text:span> <text:span text:style-name="T16">[ProductsController],</text:span></text:p>
      <text:p text:style-name="P17"><text:s text:c="4"/><text:span text:style-name="T16">providers:</text:span> <text:span text:style-name="T16">[ProductService],</text:span></text:p>
      <text:p text:style-name="P18"><text:soft-page-break/>})</text:p>
      <text:p text:style-name="P26"><text:span text:style-name="T22">export</text:span> <text:span text:style-name="T22">class</text:span> <text:span text:style-name="T16">ProductsModule</text:span> <text:span text:style-name="T16">{}</text:span></text:p>
      <text:p text:style-name="P2"/>
      <text:p text:style-name="P2">Dans les controllers, il n'y a pas beaucoup de choses qui ont évolué. On utilise un DTO (Data Transfer Object) pour créer un <text:span text:style-name="T15">product</text:span>. Un DTO n'est en fait qu'un schéma des données attendues afin de créer un objet particulier dans la base de données. Ici le DTO est un objet avec un <text:span text:style-name="T2">title, description, price</text:span><text:span text:style-name="T4"> : on parse donc le body des requêtes POST entrantes pour créer cet objet, qu'on donne à la fonction insertProduct.</text:span></text:p>
      <text:p text:style-name="P10"/>
      <text:p text:style-name="P2">&gt;&gt; <text:span text:style-name="T1">src/products/products.controller.ts</text:span></text:p>
      <text:p text:style-name="P2"/>
      <text:p text:style-name="P22"><text:span text:style-name="T22">import</text:span> <text:span text:style-name="T16">{</text:span> <text:span text:style-name="T16">Controller,</text:span> <text:span text:style-name="T16">Post,</text:span> <text:span text:style-name="T16">Body,</text:span> <text:span text:style-name="T16">Get,</text:span> <text:span text:style-name="T16">Param,</text:span> <text:span text:style-name="T16">ParseIntPipe</text:span> <text:span text:style-name="T16">}</text:span> <text:span text:style-name="T16">from</text:span> <text:span text:style-name="T19">"@nestjs/common"</text:span><text:span text:style-name="T16">;</text:span></text:p>
      <text:p text:style-name="P17"><text:span text:style-name="T22">import</text:span> <text:span text:style-name="T16">{</text:span> <text:span text:style-name="T16">ProductService</text:span> <text:span text:style-name="T16">}</text:span> <text:span text:style-name="T16">from</text:span> <text:span text:style-name="T19">"./products.service"</text:span><text:span text:style-name="T16">;</text:span></text:p>
      <text:p text:style-name="P17"><text:span text:style-name="T22">import</text:span> <text:span text:style-name="T16">{</text:span> <text:span text:style-name="T16">CreateProductDto</text:span> <text:span text:style-name="T16">}</text:span> <text:span text:style-name="T16">from</text:span> <text:span text:style-name="T19">"../db/dto/create-product.dto"</text:span><text:span text:style-name="T16">;</text:span></text:p>
      <text:p text:style-name="P17"/>
      <text:p text:style-name="P17"/>
      <text:p text:style-name="P17"><text:span text:style-name="T16">@Controller(</text:span><text:span text:style-name="T19">'/products'</text:span><text:span text:style-name="T16">)</text:span></text:p>
      <text:p text:style-name="P17"><text:span text:style-name="T22">export</text:span> <text:span text:style-name="T22">class</text:span> <text:span text:style-name="T16">ProductsController</text:span> <text:span text:style-name="T16">{</text:span></text:p>
      <text:p text:style-name="P17"><text:s text:c="4"/><text:span text:style-name="T16">constructor(</text:span><text:span text:style-name="T22">private</text:span> <text:span text:style-name="T16">readonly</text:span> <text:span text:style-name="T16">productService:</text:span> <text:span text:style-name="T16">ProductService)</text:span> <text:span text:style-name="T16">{}</text:span></text:p>
      <text:p text:style-name="P17"/>
      <text:p text:style-name="P17"><text:s text:c="4"/><text:span text:style-name="T16">@Post()</text:span></text:p>
      <text:p text:style-name="P17"><text:s text:c="4"/><text:span text:style-name="T16">addProduct(</text:span> <text:span text:style-name="T16">@Body()</text:span> <text:span text:style-name="T16">product:</text:span> <text:span text:style-name="T16">CreateProductDto</text:span> <text:span text:style-name="T16">)</text:span> <text:span text:style-name="T16">{</text:span></text:p>
      <text:p text:style-name="P17"><text:s text:c="8"/><text:span text:style-name="T22">return</text:span> <text:span text:style-name="T22">this</text:span><text:span text:style-name="T16">.productService.insertProduct(product);</text:span></text:p>
      <text:p text:style-name="P17"><text:s text:c="4"/><text:span text:style-name="T16">}</text:span></text:p>
      <text:p text:style-name="P17"/>
      <text:p text:style-name="P17"><text:s text:c="4"/><text:span text:style-name="T16">@Get()</text:span></text:p>
      <text:p text:style-name="P17"><text:s text:c="4"/><text:span text:style-name="T16">getAllProducts()</text:span> <text:span text:style-name="T16">{</text:span></text:p>
      <text:p text:style-name="P17"><text:s text:c="8"/><text:span text:style-name="T22">return</text:span> <text:span text:style-name="T22">this</text:span><text:span text:style-name="T16">.productService.getProducts();</text:span></text:p>
      <text:p text:style-name="P17"><text:s text:c="4"/><text:span text:style-name="T16">}</text:span></text:p>
      <text:p text:style-name="P17"/>
      <text:p text:style-name="P17"><text:s text:c="4"/><text:span text:style-name="T16">@Get(</text:span><text:span text:style-name="T19">':id'</text:span><text:span text:style-name="T16">)</text:span></text:p>
      <text:p text:style-name="P17"><text:s text:c="4"/><text:span text:style-name="T16">getSingleProduct(@Param(</text:span><text:span text:style-name="T19">'id'</text:span><text:span text:style-name="T16">,</text:span> <text:span text:style-name="T16">ParseIntPipe)</text:span> <text:span text:style-name="T16">prodId:</text:span> <text:span text:style-name="T16">number)</text:span> <text:span text:style-name="T16">{</text:span></text:p>
      <text:p text:style-name="P17"><text:s text:c="8"/><text:span text:style-name="T22">return</text:span> <text:span text:style-name="T22">this</text:span><text:span text:style-name="T16">.productService.getProduct(prodId)</text:span></text:p>
      <text:p text:style-name="P17"><text:s text:c="4"/><text:span text:style-name="T16">}</text:span></text:p>
      <text:p text:style-name="P23">}</text:p>
      <text:p text:style-name="P2">Comme d'habitude ensuite, le fichier service implémente nos fonctions. On crée une entité (une ligne de notre table) sur le modèle de ProductEntity ; puis on assigne chacune des colonnes facilement, comme si on assignait des attributs à une classe. Enfin, on sauvegarde cette entrée dans notre base de données.</text:p>
      <text:p text:style-name="P2"/>
      <text:p text:style-name="P2">Les autres fonctions utilisent simplement les fonctions "find" et "findOne" pour retourner des informations de la base de données.</text:p>
      <text:p text:style-name="P2"/>
      <text:p text:style-name="P2">&gt;&gt; src/products/products.service.ts</text:p>
      <text:p text:style-name="P2"/>
      <text:p text:style-name="P22"><text:span text:style-name="T22">import</text:span> <text:span text:style-name="T16">{</text:span> <text:span text:style-name="T16">Injectable,</text:span> <text:span text:style-name="T16">NotFoundException</text:span> <text:span text:style-name="T16">}</text:span> <text:span text:style-name="T16">from</text:span> <text:span text:style-name="T19">'@nestjs/common'</text:span><text:span text:style-name="T16">;</text:span></text:p>
      <text:p text:style-name="P17"><text:span text:style-name="T22">import</text:span> <text:span text:style-name="T16">{</text:span> <text:span text:style-name="T16">ProductEntity</text:span> <text:span text:style-name="T16">}</text:span> <text:span text:style-name="T16">from</text:span> <text:span text:style-name="T19">'../db/products.entity'</text:span><text:span text:style-name="T16">;</text:span></text:p>
      <text:p text:style-name="P17"><text:span text:style-name="T22">import</text:span> <text:span text:style-name="T16">{</text:span> <text:span text:style-name="T16">CreateProductDto</text:span> <text:span text:style-name="T16">}</text:span> <text:span text:style-name="T16">from</text:span> <text:span text:style-name="T19">'../db/dto/create-product.dto'</text:span><text:span text:style-name="T16">;</text:span></text:p>
      <text:p text:style-name="P17"/>
      <text:p text:style-name="P18"><text:soft-page-break/>@Injectable()</text:p>
      <text:p text:style-name="P17"><text:span text:style-name="T22">export</text:span> <text:span text:style-name="T22">class</text:span> <text:span text:style-name="T16">ProductService</text:span> <text:span text:style-name="T16">{</text:span></text:p>
      <text:p text:style-name="P17"><text:s text:c="4"/><text:span text:style-name="T16">async</text:span> <text:span text:style-name="T16">insertProduct(productDetails:</text:span> <text:span text:style-name="T16">CreateProductDto):</text:span> <text:span text:style-name="T16">Promise&lt;ProductEntity&gt;</text:span> <text:span text:style-name="T16">{</text:span></text:p>
      <text:p text:style-name="P17"><text:s text:c="8"/><text:span text:style-name="T22">const</text:span> <text:span text:style-name="T16">productEntity</text:span> <text:span text:style-name="T16">=</text:span> <text:span text:style-name="T16">ProductEntity.create();</text:span></text:p>
      <text:p text:style-name="P17"><text:s text:c="8"/><text:span text:style-name="T22">const</text:span> <text:span text:style-name="T16">{</text:span> <text:span text:style-name="T16">title,</text:span> <text:span text:style-name="T16">description,</text:span> <text:span text:style-name="T16">price</text:span> <text:span text:style-name="T16">}</text:span> <text:span text:style-name="T16">=</text:span> <text:span text:style-name="T16">productDetails;</text:span></text:p>
      <text:p text:style-name="P17"><text:s text:c="8"/><text:span text:style-name="T16">productEntity.title</text:span> <text:span text:style-name="T16">=</text:span> <text:span text:style-name="T16">title;</text:span></text:p>
      <text:p text:style-name="P17"><text:s text:c="8"/><text:span text:style-name="T16">productEntity.description</text:span> <text:span text:style-name="T16">=</text:span> <text:span text:style-name="T16">description;</text:span></text:p>
      <text:p text:style-name="P17"><text:s text:c="8"/><text:span text:style-name="T16">productEntity.price</text:span> <text:span text:style-name="T16">=</text:span> <text:span text:style-name="T16">price;</text:span></text:p>
      <text:p text:style-name="P17"/>
      <text:p text:style-name="P17"><text:s text:c="8"/><text:span text:style-name="T16">await</text:span> <text:span text:style-name="T16">ProductEntity.save(productEntity);</text:span></text:p>
      <text:p text:style-name="P17"><text:s text:c="8"/><text:span text:style-name="T22">return</text:span> <text:span text:style-name="T16">(productEntity);</text:span></text:p>
      <text:p text:style-name="P17"><text:s text:c="4"/><text:span text:style-name="T16">}</text:span></text:p>
      <text:p text:style-name="P17"/>
      <text:p text:style-name="P17"><text:s text:c="4"/><text:span text:style-name="T16">async</text:span> <text:span text:style-name="T16">getProducts():</text:span> <text:span text:style-name="T16">Promise&lt;ProductEntity[]&gt;</text:span> <text:span text:style-name="T16">{</text:span></text:p>
      <text:p text:style-name="P17"><text:s text:c="8"/><text:span text:style-name="T22">return</text:span> <text:span text:style-name="T16">await</text:span> <text:span text:style-name="T16">ProductEntity.find();</text:span></text:p>
      <text:p text:style-name="P17"><text:s text:c="4"/><text:span text:style-name="T16">}</text:span></text:p>
      <text:p text:style-name="P17"/>
      <text:p text:style-name="P17"><text:s text:c="4"/><text:span text:style-name="T16">async</text:span> <text:span text:style-name="T16">getProduct(prodId:</text:span> <text:span text:style-name="T16">number):</text:span> <text:span text:style-name="T16">Promise&lt;ProductEntity&gt;</text:span> <text:span text:style-name="T16">{</text:span></text:p>
      <text:p text:style-name="P17"><text:s text:c="8"/><text:span text:style-name="T22">const</text:span> <text:span text:style-name="T16">product</text:span> <text:span text:style-name="T16">=</text:span> <text:span text:style-name="T16">await</text:span> <text:span text:style-name="T16">ProductEntity.findOne({</text:span> <text:span text:style-name="T16">where:</text:span> <text:span text:style-name="T16">{id:</text:span> <text:span text:style-name="T16">prodId}</text:span> <text:span text:style-name="T16">});</text:span></text:p>
      <text:p text:style-name="P17"><text:s text:c="8"/><text:span text:style-name="T22">if</text:span> <text:span text:style-name="T16">(!product)</text:span> <text:span text:style-name="T16">{</text:span></text:p>
      <text:p text:style-name="P17"><text:s text:c="12"/><text:span text:style-name="T22">throw</text:span> <text:span text:style-name="T22">new</text:span> <text:span text:style-name="T16">NotFoundException(</text:span><text:span text:style-name="T19">'Couldn\'t find you product'</text:span><text:span text:style-name="T16">);</text:span></text:p>
      <text:p text:style-name="P17"><text:s text:c="8"/><text:span text:style-name="T16">}</text:span></text:p>
      <text:p text:style-name="P17"><text:s text:c="8"/><text:span text:style-name="T22">return</text:span> <text:span text:style-name="T16">Object.assign({},</text:span> <text:span text:style-name="T16">product);</text:span></text:p>
      <text:p text:style-name="P17"><text:s text:c="4"/><text:span text:style-name="T16">}</text:span></text:p>
      <text:p text:style-name="P17"><text:s text:c="4"/></text:p>
      <text:p text:style-name="P23">}</text:p>
      <text:p text:style-name="P2"/>
      <text:p text:style-name="P2">Ci-dessous, la définition de notre entité représentant un <text:span text:style-name="T15">product</text:span> (donc, en fait, notre table de la base de données) ; suivi par notre modèle DTO, très simple en l'occurence.</text:p>
      <text:p text:style-name="P2"/>
      <text:p text:style-name="P2">&gt;&gt; src/db/products.entity.ts</text:p>
      <text:p text:style-name="P2"/>
      <text:p text:style-name="P22"><text:span text:style-name="T22">import</text:span> <text:span text:style-name="T16">{</text:span> <text:span text:style-name="T16">BaseEntity,</text:span> <text:span text:style-name="T16">Entity,</text:span> <text:span text:style-name="T16">Column,</text:span> <text:span text:style-name="T16">PrimaryGeneratedColumn</text:span> <text:span text:style-name="T16">}</text:span> <text:span text:style-name="T16">from</text:span> <text:span text:style-name="T19">'typeorm'</text:span><text:span text:style-name="T16">;</text:span></text:p>
      <text:p text:style-name="P17"/>
      <text:p text:style-name="P18">@Entity()</text:p>
      <text:p text:style-name="P17"><text:span text:style-name="T22">export</text:span> <text:span text:style-name="T22">class</text:span> <text:span text:style-name="T16">ProductEntity</text:span> <text:span text:style-name="T22">extends</text:span> <text:span text:style-name="T16">BaseEntity</text:span> <text:span text:style-name="T16">{</text:span></text:p>
      <text:p text:style-name="P17"><text:s text:c="4"/><text:span text:style-name="T16">@PrimaryGeneratedColumn()</text:span></text:p>
      <text:p text:style-name="P17"><text:s text:c="4"/><text:span text:style-name="T16">id:</text:span> <text:span text:style-name="T16">number;</text:span></text:p>
      <text:p text:style-name="P17"/>
      <text:p text:style-name="P17"><text:s text:c="4"/><text:span text:style-name="T16">@Column()</text:span></text:p>
      <text:p text:style-name="P17"><text:s text:c="4"/><text:span text:style-name="T16">title:</text:span> <text:span text:style-name="T16">string;</text:span></text:p>
      <text:p text:style-name="P17"/>
      <text:p text:style-name="P17"><text:s text:c="4"/><text:span text:style-name="T16">@Column()</text:span></text:p>
      <text:p text:style-name="P17"><text:s text:c="4"/><text:span text:style-name="T16">description:</text:span> <text:span text:style-name="T16">string;</text:span></text:p>
      <text:p text:style-name="P17"/>
      <text:p text:style-name="P17"><text:s text:c="4"/><text:span text:style-name="T16">@Column()</text:span></text:p>
      <text:p text:style-name="P17"><text:s text:c="4"/><text:span text:style-name="T16">price:</text:span> <text:span text:style-name="T16">number;</text:span></text:p>
      <text:p text:style-name="P23">}</text:p>
      <text:p text:style-name="P2"><text:soft-page-break/></text:p>
      <text:p text:style-name="P2">&gt;&gt; src/db/dto/create-products.dto.ts</text:p>
      <text:p text:style-name="P2"/>
      <text:p text:style-name="P22"><text:span text:style-name="T22">export</text:span> <text:span text:style-name="T22">class</text:span> <text:span text:style-name="T16">CreateProductDto</text:span> <text:span text:style-name="T16">{</text:span></text:p>
      <text:p text:style-name="P17"><text:s text:c="4"/><text:span text:style-name="T16">readonly</text:span> <text:span text:style-name="T16">title:</text:span> <text:span text:style-name="T16">string;</text:span></text:p>
      <text:p text:style-name="P17"><text:s text:c="4"/><text:span text:style-name="T16">readonly</text:span> <text:span text:style-name="T16">description:</text:span> <text:span text:style-name="T16">string;</text:span></text:p>
      <text:p text:style-name="P17"><text:s text:c="4"/><text:span text:style-name="T16">readonly</text:span> <text:span text:style-name="T16">price:</text:span> <text:span text:style-name="T16">number;</text:span></text:p>
      <text:p text:style-name="P2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oft-page-break/>NestJS, Oauth2</text:p>
      <text:p text:style-name="P1"/>
      <text:p text:style-name="P2"><text:a xlink:type="simple" xlink:href="https://www.npmjs.com/package/nestjs-oauth2-server" text:style-name="Internet_20_link" text:visited-style-name="Visited_20_Internet_20_Link">https://www.npmjs.com/package/nestjs-oauth2-server</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2M41S</meta:editing-duration>
    <meta:editing-cycles>15</meta:editing-cycles>
    <meta:generator>OpenOffice/4.1.5$Win32 OpenOffice.org_project/415m1$Build-9789</meta:generator>
    <dc:date>2021-07-02T11:16:46.62</dc:date>
    <meta:document-statistic meta:table-count="0" meta:image-count="2" meta:object-count="0" meta:page-count="16" meta:paragraph-count="359" meta:word-count="3592" meta:character-count="25383"/>
    <meta:user-defined meta:name="Info 1"/>
    <meta:user-defined meta:name="Info 2"/>
    <meta:user-defined meta:name="Info 3"/>
    <meta:user-defined meta:name="Info 4"/>
  </office:meta>
</office:document-meta>
</file>